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Source Code Pro" svg:font-family="&quot;Source Code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1">
      <style:table-cell-properties style:vertical-align="middle" style:repeat-content="false"/>
      <style:paragraph-properties fo:text-align="center"/>
      <style:text-properties style:font-name="Source Code Pro" style:font-name-asian="Source Code Pro" style:font-name-complex="Source Code Pro" style:font-family-generic="modern"/>
    </style:style>
    <style:style style:name="ce3" style:family="table-cell" style:parent-style-name="Default" style:data-style-name="N0">
      <style:table-cell-properties fo:border-top="thin solid #A9D08E" fo:border-bottom="none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A9D08E" fo:border-bottom="thin solid #A9D08E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19">
      <style:table-cell-properties fo:border-top="thin solid #A9D08E" fo:border-bottom="none" fo:border-left="none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19">
      <style:table-cell-properties fo:border-top="thin solid #A9D08E" fo:border-bottom="none" fo:border-left="thin solid #A9D08E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19">
      <style:table-cell-properties fo:border-top="thin solid #A9D08E" fo:border-bottom="thin solid #A9D08E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19">
      <style:table-cell-properties fo:border-top="thin solid #A9D08E" fo:border-bottom="thin solid #A9D08E" fo:border-left="thin solid #A9D08E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A9D08E" fo:border-bottom="thin solid #A9D08E" fo:border-left="none" fo:border-right="none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11">
      <style:table-cell-properties style:vertical-align="middle" style:repeat-content="false"/>
      <style:paragraph-properties fo:text-align="end" fo:margin-right="0cm"/>
      <style:text-properties style:font-name="Source Code Pro" style:font-name-asian="Source Code Pro" style:font-name-complex="Source Code Pro" style:font-family-generic="modern"/>
    </style:style>
    <style:style style:name="ce14" style:family="table-cell" style:parent-style-name="Default" style:data-style-name="N11">
      <style:table-cell-properties style:vertical-align="middle" fo:background-color="#C6E0B4" style:repeat-content="false"/>
      <style:paragraph-properties fo:text-align="end" fo:margin-right="0cm"/>
      <style:text-properties style:font-name="Source Code Pro" style:font-name-asian="Source Code Pro" style:font-name-complex="Source Code Pro" fo:font-weight="bold" style:font-weight-asian="bold" style:font-weight-complex="bold" style:font-family-generic="modern"/>
    </style:style>
    <style:style style:name="ce15" style:family="table-cell" style:parent-style-name="Default" style:data-style-name="N11">
      <style:table-cell-properties fo:border-top="thin solid #A9D08E" fo:border-bottom="none" fo:border-left="none" fo:border-right="none" style:vertical-align="middle" style:repeat-content="false"/>
      <style:paragraph-properties fo:text-align="end" fo:margin-right="0cm"/>
      <style:text-properties style:font-name="Source Code Pro" style:font-name-asian="Source Code Pro" style:font-name-complex="Source Code Pro" style:font-family-generic="modern"/>
    </style:style>
    <style:style style:name="ce16" style:family="table-cell" style:parent-style-name="Default" style:data-style-name="N11">
      <style:table-cell-properties fo:border-top="thin solid #A9D08E" fo:border-bottom="thin solid #A9D08E" fo:border-left="none" fo:border-right="none" style:vertical-align="middle" style:repeat-content="false"/>
      <style:paragraph-properties fo:text-align="end" fo:margin-right="0cm"/>
      <style:text-properties style:font-name="Source Code Pro" style:font-name-asian="Source Code Pro" style:font-name-complex="Source Code Pro" style:font-family-generic="modern"/>
    </style:style>
    <style:style style:name="ce17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8" style:family="table-cell" style:parent-style-name="Default" style:data-style-name="N19">
      <style:table-cell-properties style:vertical-align="middle" fo:background-color="#C6E0B4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828125cm"/>
    </style:style>
    <style:style style:name="co2" style:family="table-column">
      <style:table-column-properties fo:break-before="auto" style:column-width="1.23031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12.7132291666667cm"/>
    </style:style>
    <style:style style:name="co6" style:family="table-column">
      <style:table-column-properties fo:break-before="auto" style:column-width="1.79916666666667cm"/>
    </style:style>
    <style:style style:name="ro1" style:family="table-row">
      <style:table-row-properties style:row-height="20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2">
            <text:p>日期</text:p>
          </table:table-cell>
          <table:table-cell office:value-type="string" table:style-name="ce12">
            <text:p>类型</text:p>
          </table:table-cell>
          <table:table-cell office:value-type="string" table:style-name="ce10">
            <text:p>项目</text:p>
          </table:table-cell>
          <table:table-cell office:value-type="string" table:style-name="ce2">
            <text:p><text:span text:style-name="T1">金额（人民币）</text:span></text:p>
          </table:table-cell>
          <table:table-cell office:value-type="string" table:style-name="ce10">
            <text:p>备注</text:p>
          </table:table-cell>
          <table:table-cell table:number-columns-repeated="16379" table:style-name="ce11"/>
        </table:table-row>
        <table:table-row table:style-name="ro1">
          <table:table-cell office:value-type="date" office:date-value="2022-01-11T00:00:00" table:style-name="ce6">
            <text:p>2022/1/11</text:p>
          </table:table-cell>
          <table:table-cell office:value-type="string" office:string-value="收入" table:formula="of:=IF(['2022'.$D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5">
            <text:p>¥10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1-12T00:00:00" table:style-name="ce6">
            <text:p>2022/1/12</text:p>
          </table:table-cell>
          <table:table-cell office:value-type="string" office:string-value="收入" table:formula="of:=IF(['2022'.$D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5">
            <text:p>¥10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1-13T19:17:28" table:style-name="ce6">
            <text:p>2022/1/13</text:p>
          </table:table-cell>
          <table:table-cell office:value-type="string" office:string-value="收入" table:formula="of:=IF(['2022'.$D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5">
            <text:p>¥0.0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1-18T00:00:00" table:style-name="ce6">
            <text:p>2022/1/18</text:p>
          </table:table-cell>
          <table:table-cell office:value-type="string" office:string-value="收入" table:formula="of:=IF(['2022'.$D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5">
            <text:p>¥5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1-21T07:45:17" table:style-name="ce8">
            <text:p>2022/1/21</text:p>
          </table:table-cell>
          <table:table-cell office:value-type="string" office:string-value="收入" table:formula="of:=IF(['2022'.$D6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1-24T14:24:46" table:style-name="ce8">
            <text:p>2022/1/24</text:p>
          </table:table-cell>
          <table:table-cell office:value-type="string" office:string-value="收入" table:formula="of:=IF(['2022'.$D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1-30T16:09:00" table:style-name="ce8">
            <text:p>2022/1/30</text:p>
          </table:table-cell>
          <table:table-cell office:value-type="string" office:string-value="收入" table:formula="of:=IF(['2022'.$D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1" table:style-name="ce16">
            <text:p>¥0.0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1-30T23:34:00" table:style-name="ce8">
            <text:p>2022/1/30</text:p>
          </table:table-cell>
          <table:table-cell office:value-type="string" office:string-value="收入" table:formula="of:=IF(['2022'.$D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.22" table:style-name="ce16">
            <text:p>¥20.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2-07T23:46:10" table:style-name="ce8">
            <text:p>2022/2/7</text:p>
          </table:table-cell>
          <table:table-cell office:value-type="string" office:string-value="收入" table:formula="of:=IF(['2022'.$D1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0" table:style-name="ce16">
            <text:p>¥5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2-09T13:30:14" table:style-name="ce8">
            <text:p>2022/2/9</text:p>
          </table:table-cell>
          <table:table-cell office:value-type="string" office:string-value="收入" table:formula="of:=IF(['2022'.$D1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2-12T10:35:10" table:style-name="ce8">
            <text:p>2022/2/12</text:p>
          </table:table-cell>
          <table:table-cell office:value-type="string" office:string-value="收入" table:formula="of:=IF(['2022'.$D1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2-13T09:06:26" table:style-name="ce8">
            <text:p>2022/2/13</text:p>
          </table:table-cell>
          <table:table-cell office:value-type="string" office:string-value="收入" table:formula="of:=IF(['2022'.$D1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0" table:style-name="ce16">
            <text:p>¥5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2-23T01:53:17" table:style-name="ce8">
            <text:p>2022/2/23</text:p>
          </table:table-cell>
          <table:table-cell office:value-type="string" office:string-value="收入" table:formula="of:=IF(['2022'.$D1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2-24T15:20:16" table:style-name="ce8">
            <text:p>2022/2/24</text:p>
          </table:table-cell>
          <table:table-cell office:value-type="string" office:string-value="收入" table:formula="of:=IF(['2022'.$D1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2-27T17:44:58" table:style-name="ce8">
            <text:p>2022/2/27</text:p>
          </table:table-cell>
          <table:table-cell office:value-type="string" office:string-value="收入" table:formula="of:=IF(['2022'.$D1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2-27T18:32:52" table:style-name="ce8">
            <text:p>2022/2/27</text:p>
          </table:table-cell>
          <table:table-cell office:value-type="string" office:string-value="收入" table:formula="of:=IF(['2022'.$D1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07T20:44:00" table:style-name="ce8">
            <text:p>2022/3/7</text:p>
          </table:table-cell>
          <table:table-cell office:value-type="string" office:string-value="收入" table:formula="of:=IF(['2022'.$D1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09T10:00:56" table:style-name="ce8">
            <text:p>2022/3/9</text:p>
          </table:table-cell>
          <table:table-cell office:value-type="string" office:string-value="收入" table:formula="of:=IF(['2022'.$D1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09T17:22:45" table:style-name="ce8">
            <text:p>2022/3/9</text:p>
          </table:table-cell>
          <table:table-cell office:value-type="string" office:string-value="收入" table:formula="of:=IF(['2022'.$D2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3T13:02:23" table:style-name="ce8">
            <text:p>2022/3/13</text:p>
          </table:table-cell>
          <table:table-cell office:value-type="string" office:string-value="收入" table:formula="of:=IF(['2022'.$D2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03:16:05" table:style-name="ce8">
            <text:p>2022/3/18</text:p>
          </table:table-cell>
          <table:table-cell office:value-type="string" office:string-value="收入" table:formula="of:=IF(['2022'.$D2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0" table:style-name="ce16">
            <text:p>¥10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08:39:22" table:style-name="ce8">
            <text:p>2022/3/18</text:p>
          </table:table-cell>
          <table:table-cell office:value-type="string" office:string-value="收入" table:formula="of:=IF(['2022'.$D2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09:04:11" table:style-name="ce8">
            <text:p>2022/3/18</text:p>
          </table:table-cell>
          <table:table-cell office:value-type="string" office:string-value="收入" table:formula="of:=IF(['2022'.$D2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09:18:14" table:style-name="ce8">
            <text:p>2022/3/18</text:p>
          </table:table-cell>
          <table:table-cell office:value-type="string" office:string-value="收入" table:formula="of:=IF(['2022'.$D2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0:08:20" table:style-name="ce8">
            <text:p>2022/3/18</text:p>
          </table:table-cell>
          <table:table-cell office:value-type="string" office:string-value="收入" table:formula="of:=IF(['2022'.$D2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2:26:20" table:style-name="ce8">
            <text:p>2022/3/18</text:p>
          </table:table-cell>
          <table:table-cell office:value-type="string" office:string-value="收入" table:formula="of:=IF(['2022'.$D2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4:09:07" table:style-name="ce8">
            <text:p>2022/3/18</text:p>
          </table:table-cell>
          <table:table-cell office:value-type="string" office:string-value="收入" table:formula="of:=IF(['2022'.$D2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6:02:58" table:style-name="ce8">
            <text:p>2022/3/18</text:p>
          </table:table-cell>
          <table:table-cell office:value-type="string" office:string-value="收入" table:formula="of:=IF(['2022'.$D2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6:03:39" table:style-name="ce8">
            <text:p>2022/3/18</text:p>
          </table:table-cell>
          <table:table-cell office:value-type="string" office:string-value="收入" table:formula="of:=IF(['2022'.$D3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6:19:00" table:style-name="ce8">
            <text:p>2022/3/18</text:p>
          </table:table-cell>
          <table:table-cell office:value-type="string" office:string-value="收入" table:formula="of:=IF(['2022'.$D3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0.1" table:style-name="ce16">
            <text:p>¥0.1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6:37:57" table:style-name="ce8">
            <text:p>2022/3/18</text:p>
          </table:table-cell>
          <table:table-cell office:value-type="string" office:string-value="收入" table:formula="of:=IF(['2022'.$D3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7:28:03" table:style-name="ce8">
            <text:p>2022/3/18</text:p>
          </table:table-cell>
          <table:table-cell office:value-type="string" office:string-value="收入" table:formula="of:=IF(['2022'.$D3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7:37:36" table:style-name="ce8">
            <text:p>2022/3/18</text:p>
          </table:table-cell>
          <table:table-cell office:value-type="string" office:string-value="收入" table:formula="of:=IF(['2022'.$D3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8:26:37" table:style-name="ce8">
            <text:p>2022/3/18</text:p>
          </table:table-cell>
          <table:table-cell office:value-type="string" office:string-value="收入" table:formula="of:=IF(['2022'.$D3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0.6" table:style-name="ce16">
            <text:p>¥0.6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18:38:46" table:style-name="ce8">
            <text:p>2022/3/18</text:p>
          </table:table-cell>
          <table:table-cell office:value-type="string" office:string-value="收入" table:formula="of:=IF(['2022'.$D3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20:52:14" table:style-name="ce8">
            <text:p>2022/3/18</text:p>
          </table:table-cell>
          <table:table-cell office:value-type="string" office:string-value="收入" table:formula="of:=IF(['2022'.$D3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21:55:05" table:style-name="ce8">
            <text:p>2022/3/18</text:p>
          </table:table-cell>
          <table:table-cell office:value-type="string" office:string-value="收入" table:formula="of:=IF(['2022'.$D3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21:56:54" table:style-name="ce8">
            <text:p>2022/3/18</text:p>
          </table:table-cell>
          <table:table-cell office:value-type="string" office:string-value="收入" table:formula="of:=IF(['2022'.$D3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0.01" table:style-name="ce16">
            <text:p>¥0.0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21:59:46" table:style-name="ce8">
            <text:p>2022/3/18</text:p>
          </table:table-cell>
          <table:table-cell office:value-type="string" office:string-value="收入" table:formula="of:=IF(['2022'.$D4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22:49:19" table:style-name="ce8">
            <text:p>2022/3/18</text:p>
          </table:table-cell>
          <table:table-cell office:value-type="string" office:string-value="收入" table:formula="of:=IF(['2022'.$D4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8T22:53:44" table:style-name="ce8">
            <text:p>2022/3/18</text:p>
          </table:table-cell>
          <table:table-cell office:value-type="string" office:string-value="收入" table:formula="of:=IF(['2022'.$D4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00:14:58" table:style-name="ce8">
            <text:p>2022/3/19</text:p>
          </table:table-cell>
          <table:table-cell office:value-type="string" office:string-value="收入" table:formula="of:=IF(['2022'.$D4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" table:style-name="ce16">
            <text:p>¥2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00:24:47" table:style-name="ce8">
            <text:p>2022/3/19</text:p>
          </table:table-cell>
          <table:table-cell office:value-type="string" office:string-value="收入" table:formula="of:=IF(['2022'.$D4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02:20:11" table:style-name="ce8">
            <text:p>2022/3/19</text:p>
          </table:table-cell>
          <table:table-cell office:value-type="string" office:string-value="收入" table:formula="of:=IF(['2022'.$D4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06:53:27" table:style-name="ce8">
            <text:p>2022/3/19</text:p>
          </table:table-cell>
          <table:table-cell office:value-type="string" office:string-value="收入" table:formula="of:=IF(['2022'.$D4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08:03:07" table:style-name="ce8">
            <text:p>2022/3/19</text:p>
          </table:table-cell>
          <table:table-cell office:value-type="string" office:string-value="收入" table:formula="of:=IF(['2022'.$D4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08:33:13" table:style-name="ce8">
            <text:p>2022/3/19</text:p>
          </table:table-cell>
          <table:table-cell office:value-type="string" office:string-value="收入" table:formula="of:=IF(['2022'.$D4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09:17:01" table:style-name="ce8">
            <text:p>2022/3/19</text:p>
          </table:table-cell>
          <table:table-cell office:value-type="string" office:string-value="收入" table:formula="of:=IF(['2022'.$D4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0:01:09" table:style-name="ce8">
            <text:p>2022/3/19</text:p>
          </table:table-cell>
          <table:table-cell office:value-type="string" office:string-value="收入" table:formula="of:=IF(['2022'.$D5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0:28:08" table:style-name="ce8">
            <text:p>2022/3/19</text:p>
          </table:table-cell>
          <table:table-cell office:value-type="string" office:string-value="收入" table:formula="of:=IF(['2022'.$D5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0" table:style-name="ce16">
            <text:p>¥10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0:53:20" table:style-name="ce8">
            <text:p>2022/3/19</text:p>
          </table:table-cell>
          <table:table-cell office:value-type="string" office:string-value="收入" table:formula="of:=IF(['2022'.$D5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1:08:25" table:style-name="ce8">
            <text:p>2022/3/19</text:p>
          </table:table-cell>
          <table:table-cell office:value-type="string" office:string-value="收入" table:formula="of:=IF(['2022'.$D5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1:21:48" table:style-name="ce8">
            <text:p>2022/3/19</text:p>
          </table:table-cell>
          <table:table-cell office:value-type="string" office:string-value="收入" table:formula="of:=IF(['2022'.$D5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1:55:15" table:style-name="ce8">
            <text:p>2022/3/19</text:p>
          </table:table-cell>
          <table:table-cell office:value-type="string" office:string-value="收入" table:formula="of:=IF(['2022'.$D5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6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2:08:52" table:style-name="ce8">
            <text:p>2022/3/19</text:p>
          </table:table-cell>
          <table:table-cell office:value-type="string" office:string-value="收入" table:formula="of:=IF(['2022'.$D5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2:22:09" table:style-name="ce8">
            <text:p>2022/3/19</text:p>
          </table:table-cell>
          <table:table-cell office:value-type="string" office:string-value="收入" table:formula="of:=IF(['2022'.$D5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2:45:13" table:style-name="ce8">
            <text:p>2022/3/19</text:p>
          </table:table-cell>
          <table:table-cell office:value-type="string" office:string-value="收入" table:formula="of:=IF(['2022'.$D5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3:01:12" table:style-name="ce8">
            <text:p>2022/3/19</text:p>
          </table:table-cell>
          <table:table-cell office:value-type="string" office:string-value="收入" table:formula="of:=IF(['2022'.$D5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3:13:33" table:style-name="ce8">
            <text:p>2022/3/19</text:p>
          </table:table-cell>
          <table:table-cell office:value-type="string" office:string-value="收入" table:formula="of:=IF(['2022'.$D6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4:25:34" table:style-name="ce8">
            <text:p>2022/3/19</text:p>
          </table:table-cell>
          <table:table-cell office:value-type="string" office:string-value="收入" table:formula="of:=IF(['2022'.$D6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5:27:10" table:style-name="ce8">
            <text:p>2022/3/19</text:p>
          </table:table-cell>
          <table:table-cell office:value-type="string" office:string-value="收入" table:formula="of:=IF(['2022'.$D6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5:53:38" table:style-name="ce8">
            <text:p>2022/3/19</text:p>
          </table:table-cell>
          <table:table-cell office:value-type="string" office:string-value="收入" table:formula="of:=IF(['2022'.$D6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5:53:52" table:style-name="ce8">
            <text:p>2022/3/19</text:p>
          </table:table-cell>
          <table:table-cell office:value-type="string" office:string-value="收入" table:formula="of:=IF(['2022'.$D6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6.66" table:style-name="ce16">
            <text:p>¥6.6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7:59:07" table:style-name="ce8">
            <text:p>2022/3/19</text:p>
          </table:table-cell>
          <table:table-cell office:value-type="string" office:string-value="收入" table:formula="of:=IF(['2022'.$D6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.56" table:style-name="ce16">
            <text:p>¥1.5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8:23:20" table:style-name="ce8">
            <text:p>2022/3/19</text:p>
          </table:table-cell>
          <table:table-cell office:value-type="string" office:string-value="收入" table:formula="of:=IF(['2022'.$D6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8:49:05" table:style-name="ce8">
            <text:p>2022/3/19</text:p>
          </table:table-cell>
          <table:table-cell office:value-type="string" office:string-value="收入" table:formula="of:=IF(['2022'.$D6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19:10:12" table:style-name="ce8">
            <text:p>2022/3/19</text:p>
          </table:table-cell>
          <table:table-cell office:value-type="string" office:string-value="收入" table:formula="of:=IF(['2022'.$D6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20:45:40" table:style-name="ce8">
            <text:p>2022/3/19</text:p>
          </table:table-cell>
          <table:table-cell office:value-type="string" office:string-value="收入" table:formula="of:=IF(['2022'.$D6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6.66" table:style-name="ce16">
            <text:p>¥6.6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21:30:28" table:style-name="ce8">
            <text:p>2022/3/19</text:p>
          </table:table-cell>
          <table:table-cell office:value-type="string" office:string-value="收入" table:formula="of:=IF(['2022'.$D7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21:46:40" table:style-name="ce8">
            <text:p>2022/3/19</text:p>
          </table:table-cell>
          <table:table-cell office:value-type="string" office:string-value="收入" table:formula="of:=IF(['2022'.$D7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19T23:56:51" table:style-name="ce8">
            <text:p>2022/3/19</text:p>
          </table:table-cell>
          <table:table-cell office:value-type="string" office:string-value="收入" table:formula="of:=IF(['2022'.$D7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00:01:23" table:style-name="ce8">
            <text:p>2022/3/20</text:p>
          </table:table-cell>
          <table:table-cell office:value-type="string" office:string-value="收入" table:formula="of:=IF(['2022'.$D7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06:22:29" table:style-name="ce8">
            <text:p>2022/3/20</text:p>
          </table:table-cell>
          <table:table-cell office:value-type="string" office:string-value="收入" table:formula="of:=IF(['2022'.$D7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06:52:48" table:style-name="ce8">
            <text:p>2022/3/20</text:p>
          </table:table-cell>
          <table:table-cell office:value-type="string" office:string-value="收入" table:formula="of:=IF(['2022'.$D7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08:09:24" table:style-name="ce8">
            <text:p>2022/3/20</text:p>
          </table:table-cell>
          <table:table-cell office:value-type="string" office:string-value="收入" table:formula="of:=IF(['2022'.$D7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08:21:43" table:style-name="ce8">
            <text:p>2022/3/20</text:p>
          </table:table-cell>
          <table:table-cell office:value-type="string" office:string-value="收入" table:formula="of:=IF(['2022'.$D7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09:24:40" table:style-name="ce8">
            <text:p>2022/3/20</text:p>
          </table:table-cell>
          <table:table-cell office:value-type="string" office:string-value="收入" table:formula="of:=IF(['2022'.$D7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0.82" table:style-name="ce16">
            <text:p>¥0.8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11:14:29" table:style-name="ce8">
            <text:p>2022/3/20</text:p>
          </table:table-cell>
          <table:table-cell office:value-type="string" office:string-value="收入" table:formula="of:=IF(['2022'.$D7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1" table:style-name="ce16">
            <text:p>¥0.0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11:56:45" table:style-name="ce8">
            <text:p>2022/3/20</text:p>
          </table:table-cell>
          <table:table-cell office:value-type="string" office:string-value="收入" table:formula="of:=IF(['2022'.$D8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13:16:59" table:style-name="ce8">
            <text:p>2022/3/20</text:p>
          </table:table-cell>
          <table:table-cell office:value-type="string" office:string-value="收入" table:formula="of:=IF(['2022'.$D8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15:45:24" table:style-name="ce8">
            <text:p>2022/3/20</text:p>
          </table:table-cell>
          <table:table-cell office:value-type="string" office:string-value="收入" table:formula="of:=IF(['2022'.$D8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15:47:21" table:style-name="ce8">
            <text:p>2022/3/20</text:p>
          </table:table-cell>
          <table:table-cell office:value-type="string" office:string-value="收入" table:formula="of:=IF(['2022'.$D8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16:57:04" table:style-name="ce8">
            <text:p>2022/3/20</text:p>
          </table:table-cell>
          <table:table-cell office:value-type="string" office:string-value="收入" table:formula="of:=IF(['2022'.$D8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16:57:37" table:style-name="ce8">
            <text:p>2022/3/20</text:p>
          </table:table-cell>
          <table:table-cell office:value-type="string" office:string-value="收入" table:formula="of:=IF(['2022'.$D8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19:15:07" table:style-name="ce8">
            <text:p>2022/3/20</text:p>
          </table:table-cell>
          <table:table-cell office:value-type="string" office:string-value="收入" table:formula="of:=IF(['2022'.$D86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6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22:04:28" table:style-name="ce8">
            <text:p>2022/3/20</text:p>
          </table:table-cell>
          <table:table-cell office:value-type="string" office:string-value="收入" table:formula="of:=IF(['2022'.$D8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23:18:54" table:style-name="ce8">
            <text:p>2022/3/20</text:p>
          </table:table-cell>
          <table:table-cell office:value-type="string" office:string-value="收入" table:formula="of:=IF(['2022'.$D8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0T23:33:05" table:style-name="ce8">
            <text:p>2022/3/20</text:p>
          </table:table-cell>
          <table:table-cell office:value-type="string" office:string-value="收入" table:formula="of:=IF(['2022'.$D8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00:06:56" table:style-name="ce8">
            <text:p>2022/3/21</text:p>
          </table:table-cell>
          <table:table-cell office:value-type="string" office:string-value="收入" table:formula="of:=IF(['2022'.$D9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00:26:12" table:style-name="ce8">
            <text:p>2022/3/21</text:p>
          </table:table-cell>
          <table:table-cell office:value-type="string" office:string-value="收入" table:formula="of:=IF(['2022'.$D9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07:27:14" table:style-name="ce8">
            <text:p>2022/3/21</text:p>
          </table:table-cell>
          <table:table-cell office:value-type="string" office:string-value="收入" table:formula="of:=IF(['2022'.$D9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08:44:34" table:style-name="ce8">
            <text:p>2022/3/21</text:p>
          </table:table-cell>
          <table:table-cell office:value-type="string" office:string-value="收入" table:formula="of:=IF(['2022'.$D9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12:07:45" table:style-name="ce8">
            <text:p>2022/3/21</text:p>
          </table:table-cell>
          <table:table-cell office:value-type="string" office:string-value="收入" table:formula="of:=IF(['2022'.$D9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13:32:08" table:style-name="ce8">
            <text:p>2022/3/21</text:p>
          </table:table-cell>
          <table:table-cell office:value-type="string" office:string-value="收入" table:formula="of:=IF(['2022'.$D9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14:02:55" table:style-name="ce8">
            <text:p>2022/3/21</text:p>
          </table:table-cell>
          <table:table-cell office:value-type="string" office:string-value="收入" table:formula="of:=IF(['2022'.$D9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14:10:58" table:style-name="ce8">
            <text:p>2022/3/21</text:p>
          </table:table-cell>
          <table:table-cell office:value-type="string" office:string-value="收入" table:formula="of:=IF(['2022'.$D9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14:58:26" table:style-name="ce8">
            <text:p>2022/3/21</text:p>
          </table:table-cell>
          <table:table-cell office:value-type="string" office:string-value="收入" table:formula="of:=IF(['2022'.$D9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16:46:21" table:style-name="ce8">
            <text:p>2022/3/21</text:p>
          </table:table-cell>
          <table:table-cell office:value-type="string" office:string-value="收入" table:formula="of:=IF(['2022'.$D9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18:07:37" table:style-name="ce8">
            <text:p>2022/3/21</text:p>
          </table:table-cell>
          <table:table-cell office:value-type="string" office:string-value="收入" table:formula="of:=IF(['2022'.$D10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18:18:53" table:style-name="ce8">
            <text:p>2022/3/21</text:p>
          </table:table-cell>
          <table:table-cell office:value-type="string" office:string-value="收入" table:formula="of:=IF(['2022'.$D10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20:56:54" table:style-name="ce8">
            <text:p>2022/3/21</text:p>
          </table:table-cell>
          <table:table-cell office:value-type="string" office:string-value="收入" table:formula="of:=IF(['2022'.$D10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21:32:51" table:style-name="ce8">
            <text:p>2022/3/21</text:p>
          </table:table-cell>
          <table:table-cell office:value-type="string" office:string-value="收入" table:formula="of:=IF(['2022'.$D10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1T22:36:46" table:style-name="ce8">
            <text:p>2022/3/21</text:p>
          </table:table-cell>
          <table:table-cell office:value-type="string" office:string-value="收入" table:formula="of:=IF(['2022'.$D10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00:03:56" table:style-name="ce8">
            <text:p>2022/3/22</text:p>
          </table:table-cell>
          <table:table-cell office:value-type="string" office:string-value="收入" table:formula="of:=IF(['2022'.$D10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00:09:17" table:style-name="ce8">
            <text:p>2022/3/22</text:p>
          </table:table-cell>
          <table:table-cell office:value-type="string" office:string-value="收入" table:formula="of:=IF(['2022'.$D10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01:06:44" table:style-name="ce8">
            <text:p>2022/3/22</text:p>
          </table:table-cell>
          <table:table-cell office:value-type="string" office:string-value="收入" table:formula="of:=IF(['2022'.$D10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03:46:14" table:style-name="ce8">
            <text:p>2022/3/22</text:p>
          </table:table-cell>
          <table:table-cell office:value-type="string" office:string-value="收入" table:formula="of:=IF(['2022'.$D10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.31" table:style-name="ce16">
            <text:p>¥2.3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03:50:32" table:style-name="ce8">
            <text:p>2022/3/22</text:p>
          </table:table-cell>
          <table:table-cell office:value-type="string" office:string-value="收入" table:formula="of:=IF(['2022'.$D10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07:15:01" table:style-name="ce8">
            <text:p>2022/3/22</text:p>
          </table:table-cell>
          <table:table-cell office:value-type="string" office:string-value="收入" table:formula="of:=IF(['2022'.$D11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10:59:35" table:style-name="ce8">
            <text:p>2022/3/22</text:p>
          </table:table-cell>
          <table:table-cell office:value-type="string" office:string-value="收入" table:formula="of:=IF(['2022'.$D11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0.8" table:style-name="ce16">
            <text:p>¥0.8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12:16:06" table:style-name="ce8">
            <text:p>2022/3/22</text:p>
          </table:table-cell>
          <table:table-cell office:value-type="string" office:string-value="收入" table:formula="of:=IF(['2022'.$D11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12:25:57" table:style-name="ce8">
            <text:p>2022/3/22</text:p>
          </table:table-cell>
          <table:table-cell office:value-type="string" office:string-value="收入" table:formula="of:=IF(['2022'.$D11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12:49:13" table:style-name="ce8">
            <text:p>2022/3/22</text:p>
          </table:table-cell>
          <table:table-cell office:value-type="string" office:string-value="收入" table:formula="of:=IF(['2022'.$D11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13:19:12" table:style-name="ce8">
            <text:p>2022/3/22</text:p>
          </table:table-cell>
          <table:table-cell office:value-type="string" office:string-value="收入" table:formula="of:=IF(['2022'.$D11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16:31:56" table:style-name="ce8">
            <text:p>2022/3/22</text:p>
          </table:table-cell>
          <table:table-cell office:value-type="string" office:string-value="收入" table:formula="of:=IF(['2022'.$D11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19:07:20" table:style-name="ce8">
            <text:p>2022/3/22</text:p>
          </table:table-cell>
          <table:table-cell office:value-type="string" office:string-value="收入" table:formula="of:=IF(['2022'.$D11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19:09:34" table:style-name="ce8">
            <text:p>2022/3/22</text:p>
          </table:table-cell>
          <table:table-cell office:value-type="string" office:string-value="收入" table:formula="of:=IF(['2022'.$D11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19:22:08" table:style-name="ce8">
            <text:p>2022/3/22</text:p>
          </table:table-cell>
          <table:table-cell office:value-type="string" office:string-value="收入" table:formula="of:=IF(['2022'.$D11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20:03:46" table:style-name="ce8">
            <text:p>2022/3/22</text:p>
          </table:table-cell>
          <table:table-cell office:value-type="string" office:string-value="收入" table:formula="of:=IF(['2022'.$D12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20:21:23" table:style-name="ce8">
            <text:p>2022/3/22</text:p>
          </table:table-cell>
          <table:table-cell office:value-type="string" office:string-value="收入" table:formula="of:=IF(['2022'.$D12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20:54:51" table:style-name="ce8">
            <text:p>2022/3/22</text:p>
          </table:table-cell>
          <table:table-cell office:value-type="string" office:string-value="收入" table:formula="of:=IF(['2022'.$D12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2T22:17:49" table:style-name="ce8">
            <text:p>2022/3/22</text:p>
          </table:table-cell>
          <table:table-cell office:value-type="string" office:string-value="收入" table:formula="of:=IF(['2022'.$D12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3T09:15:23" table:style-name="ce8">
            <text:p>2022/3/23</text:p>
          </table:table-cell>
          <table:table-cell office:value-type="string" office:string-value="收入" table:formula="of:=IF(['2022'.$D12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3T09:38:43" table:style-name="ce8">
            <text:p>2022/3/23</text:p>
          </table:table-cell>
          <table:table-cell office:value-type="string" office:string-value="收入" table:formula="of:=IF(['2022'.$D12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3T12:38:36" table:style-name="ce8">
            <text:p>2022/3/23</text:p>
          </table:table-cell>
          <table:table-cell office:value-type="string" office:string-value="收入" table:formula="of:=IF(['2022'.$D12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3T12:59:06" table:style-name="ce8">
            <text:p>2022/3/23</text:p>
          </table:table-cell>
          <table:table-cell office:value-type="string" office:string-value="收入" table:formula="of:=IF(['2022'.$D12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3T15:47:52" table:style-name="ce8">
            <text:p>2022/3/23</text:p>
          </table:table-cell>
          <table:table-cell office:value-type="string" office:string-value="收入" table:formula="of:=IF(['2022'.$D12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0.5" table:style-name="ce16">
            <text:p>¥0.5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3T19:35:06" table:style-name="ce8">
            <text:p>2022/3/23</text:p>
          </table:table-cell>
          <table:table-cell office:value-type="string" office:string-value="收入" table:formula="of:=IF(['2022'.$D12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3T20:34:10" table:style-name="ce8">
            <text:p>2022/3/23</text:p>
          </table:table-cell>
          <table:table-cell office:value-type="string" office:string-value="收入" table:formula="of:=IF(['2022'.$D13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3T21:11:02" table:style-name="ce8">
            <text:p>2022/3/23</text:p>
          </table:table-cell>
          <table:table-cell office:value-type="string" office:string-value="收入" table:formula="of:=IF(['2022'.$D13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4T09:07:19" table:style-name="ce8">
            <text:p>2022/3/24</text:p>
          </table:table-cell>
          <table:table-cell office:value-type="string" office:string-value="收入" table:formula="of:=IF(['2022'.$D13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4T12:06:17" table:style-name="ce8">
            <text:p>2022/3/24</text:p>
          </table:table-cell>
          <table:table-cell office:value-type="string" office:string-value="收入" table:formula="of:=IF(['2022'.$D133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4T13:27:54" table:style-name="ce8">
            <text:p>2022/3/24</text:p>
          </table:table-cell>
          <table:table-cell office:value-type="string" office:string-value="收入" table:formula="of:=IF(['2022'.$D13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4T22:00:35" table:style-name="ce8">
            <text:p>2022/3/24</text:p>
          </table:table-cell>
          <table:table-cell office:value-type="string" office:string-value="收入" table:formula="of:=IF(['2022'.$D13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5T18:49:21" table:style-name="ce8">
            <text:p>2022/3/25</text:p>
          </table:table-cell>
          <table:table-cell office:value-type="string" office:string-value="收入" table:formula="of:=IF(['2022'.$D136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7T11:07:23" table:style-name="ce8">
            <text:p>2022/3/27</text:p>
          </table:table-cell>
          <table:table-cell office:value-type="string" office:string-value="收入" table:formula="of:=IF(['2022'.$D13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28T21:00:58" table:style-name="ce8">
            <text:p>2022/3/28</text:p>
          </table:table-cell>
          <table:table-cell office:value-type="string" office:string-value="收入" table:formula="of:=IF(['2022'.$D13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" table:style-name="ce16">
            <text:p>¥2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31T14:45:07" table:style-name="ce8">
            <text:p>2022/3/31</text:p>
          </table:table-cell>
          <table:table-cell office:value-type="string" office:string-value="收入" table:formula="of:=IF(['2022'.$D13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31T16:45:45" table:style-name="ce8">
            <text:p>2022/3/31</text:p>
          </table:table-cell>
          <table:table-cell office:value-type="string" office:string-value="收入" table:formula="of:=IF(['2022'.$D14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3-31T17:26:28" table:style-name="ce8">
            <text:p>2022/3/31</text:p>
          </table:table-cell>
          <table:table-cell office:value-type="string" office:string-value="收入" table:formula="of:=IF(['2022'.$D14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6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1T13:58:46" table:style-name="ce8">
            <text:p>2022/4/1</text:p>
          </table:table-cell>
          <table:table-cell office:value-type="string" office:string-value="收入" table:formula="of:=IF(['2022'.$D14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2T04:08:34" table:style-name="ce8">
            <text:p>2022/4/2</text:p>
          </table:table-cell>
          <table:table-cell office:value-type="string" office:string-value="收入" table:formula="of:=IF(['2022'.$D14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2T11:26:28" table:style-name="ce8">
            <text:p>2022/4/2</text:p>
          </table:table-cell>
          <table:table-cell office:value-type="string" office:string-value="收入" table:formula="of:=IF(['2022'.$D14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4T01:37:35" table:style-name="ce8">
            <text:p>2022/4/4</text:p>
          </table:table-cell>
          <table:table-cell office:value-type="string" office:string-value="收入" table:formula="of:=IF(['2022'.$D14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4T13:39:12" table:style-name="ce8">
            <text:p>2022/4/4</text:p>
          </table:table-cell>
          <table:table-cell office:value-type="string" office:string-value="收入" table:formula="of:=IF(['2022'.$D14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4T14:04:30" table:style-name="ce8">
            <text:p>2022/4/4</text:p>
          </table:table-cell>
          <table:table-cell office:value-type="string" office:string-value="收入" table:formula="of:=IF(['2022'.$D14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5T17:49:57" table:style-name="ce8">
            <text:p>2022/4/5</text:p>
          </table:table-cell>
          <table:table-cell office:value-type="string" office:string-value="收入" table:formula="of:=IF(['2022'.$D14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6T15:56:11" table:style-name="ce8">
            <text:p>2022/4/6</text:p>
          </table:table-cell>
          <table:table-cell office:value-type="string" office:string-value="收入" table:formula="of:=IF(['2022'.$D14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6T18:24:45" table:style-name="ce8">
            <text:p>2022/4/6</text:p>
          </table:table-cell>
          <table:table-cell office:value-type="string" office:string-value="收入" table:formula="of:=IF(['2022'.$D15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6T20:33:35" table:style-name="ce8">
            <text:p>2022/4/6</text:p>
          </table:table-cell>
          <table:table-cell office:value-type="string" office:string-value="收入" table:formula="of:=IF(['2022'.$D15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8T11:17:41" table:style-name="ce8">
            <text:p>2022/4/8</text:p>
          </table:table-cell>
          <table:table-cell office:value-type="string" office:string-value="收入" table:formula="of:=IF(['2022'.$D15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8T20:32:04" table:style-name="ce8">
            <text:p>2022/4/8</text:p>
          </table:table-cell>
          <table:table-cell office:value-type="string" office:string-value="收入" table:formula="of:=IF(['2022'.$D15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09T19:01:13" table:style-name="ce8">
            <text:p>2022/4/9</text:p>
          </table:table-cell>
          <table:table-cell office:value-type="string" office:string-value="收入" table:formula="of:=IF(['2022'.$D15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10T09:02:13" table:style-name="ce8">
            <text:p>2022/4/10</text:p>
          </table:table-cell>
          <table:table-cell office:value-type="string" office:string-value="收入" table:formula="of:=IF(['2022'.$D15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11T15:29:00" table:style-name="ce8">
            <text:p>2022/4/11</text:p>
          </table:table-cell>
          <table:table-cell office:value-type="string" office:string-value="收入" table:formula="of:=IF(['2022'.$D15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11T20:22:46" table:style-name="ce8">
            <text:p>2022/4/11</text:p>
          </table:table-cell>
          <table:table-cell office:value-type="string" office:string-value="收入" table:formula="of:=IF(['2022'.$D15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13T18:04:39" table:style-name="ce8">
            <text:p>2022/4/13</text:p>
          </table:table-cell>
          <table:table-cell office:value-type="string" office:string-value="收入" table:formula="of:=IF(['2022'.$D15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14T17:05:27" table:style-name="ce8">
            <text:p>2022/4/14</text:p>
          </table:table-cell>
          <table:table-cell office:value-type="string" office:string-value="收入" table:formula="of:=IF(['2022'.$D15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0" table:style-name="ce16">
            <text:p>¥5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14T17:26:22" table:style-name="ce8">
            <text:p>2022/4/14</text:p>
          </table:table-cell>
          <table:table-cell office:value-type="string" office:string-value="收入" table:formula="of:=IF(['2022'.$D16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14T19:43:14" table:style-name="ce8">
            <text:p>2022/4/14</text:p>
          </table:table-cell>
          <table:table-cell office:value-type="string" office:string-value="收入" table:formula="of:=IF(['2022'.$D16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15T18:04:41" table:style-name="ce8">
            <text:p>2022/4/15</text:p>
          </table:table-cell>
          <table:table-cell office:value-type="string" office:string-value="收入" table:formula="of:=IF(['2022'.$D16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19T17:52:55" table:style-name="ce8">
            <text:p>2022/4/19</text:p>
          </table:table-cell>
          <table:table-cell office:value-type="string" office:string-value="收入" table:formula="of:=IF(['2022'.$D163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1" table:style-name="ce16">
            <text:p>¥0.0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21T18:17:26" table:style-name="ce8">
            <text:p>2022/4/21</text:p>
          </table:table-cell>
          <table:table-cell office:value-type="string" office:string-value="收入" table:formula="of:=IF(['2022'.$D16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23T00:13:48" table:style-name="ce8">
            <text:p>2022/4/23</text:p>
          </table:table-cell>
          <table:table-cell office:value-type="string" office:string-value="收入" table:formula="of:=IF(['2022'.$D16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23T13:57:36" table:style-name="ce8">
            <text:p>2022/4/23</text:p>
          </table:table-cell>
          <table:table-cell office:value-type="string" office:string-value="收入" table:formula="of:=IF(['2022'.$D16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24T11:34:00" table:style-name="ce8">
            <text:p>2022/4/24</text:p>
          </table:table-cell>
          <table:table-cell office:value-type="string" office:string-value="收入" table:formula="of:=IF(['2022'.$D16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4-28T12:23:37" table:style-name="ce8">
            <text:p>2022/4/28</text:p>
          </table:table-cell>
          <table:table-cell office:value-type="string" office:string-value="收入" table:formula="of:=IF(['2022'.$D16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03T11:55:35" table:style-name="ce8">
            <text:p>2022/5/3</text:p>
          </table:table-cell>
          <table:table-cell office:value-type="string" office:string-value="收入" table:formula="of:=IF(['2022'.$D16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05T18:47:53" table:style-name="ce8">
            <text:p>2022/5/5</text:p>
          </table:table-cell>
          <table:table-cell office:value-type="string" office:string-value="收入" table:formula="of:=IF(['2022'.$D17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07T11:48:46" table:style-name="ce8">
            <text:p>2022/5/7</text:p>
          </table:table-cell>
          <table:table-cell office:value-type="string" office:string-value="收入" table:formula="of:=IF(['2022'.$D17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08T00:34:33" table:style-name="ce8">
            <text:p>2022/5/8</text:p>
          </table:table-cell>
          <table:table-cell office:value-type="string" office:string-value="收入" table:formula="of:=IF(['2022'.$D17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08T11:42:28" table:style-name="ce8">
            <text:p>2022/5/8</text:p>
          </table:table-cell>
          <table:table-cell office:value-type="string" office:string-value="收入" table:formula="of:=IF(['2022'.$D173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14T06:39:24" table:style-name="ce8">
            <text:p>2022/5/14</text:p>
          </table:table-cell>
          <table:table-cell office:value-type="string" office:string-value="收入" table:formula="of:=IF(['2022'.$D17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3" table:style-name="ce16">
            <text:p>¥3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14T12:09:08" table:style-name="ce8">
            <text:p>2022/5/14</text:p>
          </table:table-cell>
          <table:table-cell office:value-type="string" office:string-value="收入" table:formula="of:=IF(['2022'.$D17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15T23:18:50" table:style-name="ce8">
            <text:p>2022/5/15</text:p>
          </table:table-cell>
          <table:table-cell office:value-type="string" office:string-value="收入" table:formula="of:=IF(['2022'.$D17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18T17:59:18" table:style-name="ce8">
            <text:p>2022/5/18</text:p>
          </table:table-cell>
          <table:table-cell office:value-type="string" office:string-value="收入" table:formula="of:=IF(['2022'.$D17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19T04:12:20" table:style-name="ce8">
            <text:p>2022/5/19</text:p>
          </table:table-cell>
          <table:table-cell office:value-type="string" office:string-value="收入" table:formula="of:=IF(['2022'.$D17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1" table:style-name="ce16">
            <text:p>¥0.0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21T09:12:26" table:style-name="ce8">
            <text:p>2022/5/21</text:p>
          </table:table-cell>
          <table:table-cell office:value-type="string" office:string-value="收入" table:formula="of:=IF(['2022'.$D17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21T20:41:53" table:style-name="ce8">
            <text:p>2022/5/21</text:p>
          </table:table-cell>
          <table:table-cell office:value-type="string" office:string-value="收入" table:formula="of:=IF(['2022'.$D18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22T09:10:34" table:style-name="ce8">
            <text:p>2022/5/22</text:p>
          </table:table-cell>
          <table:table-cell office:value-type="string" office:string-value="收入" table:formula="of:=IF(['2022'.$D18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22T13:57:32" table:style-name="ce8">
            <text:p>2022/5/22</text:p>
          </table:table-cell>
          <table:table-cell office:value-type="string" office:string-value="收入" table:formula="of:=IF(['2022'.$D18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25T14:40:34" table:style-name="ce8">
            <text:p>2022/5/25</text:p>
          </table:table-cell>
          <table:table-cell office:value-type="string" office:string-value="收入" table:formula="of:=IF(['2022'.$D183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28T10:01:19" table:style-name="ce8">
            <text:p>2022/5/28</text:p>
          </table:table-cell>
          <table:table-cell office:value-type="string" office:string-value="收入" table:formula="of:=IF(['2022'.$D18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29T20:38:20" table:style-name="ce8">
            <text:p>2022/5/29</text:p>
          </table:table-cell>
          <table:table-cell office:value-type="string" office:string-value="收入" table:formula="of:=IF(['2022'.$D18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29T20:54:57" table:style-name="ce8">
            <text:p>2022/5/29</text:p>
          </table:table-cell>
          <table:table-cell office:value-type="string" office:string-value="收入" table:formula="of:=IF(['2022'.$D18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29T22:15:31" table:style-name="ce8">
            <text:p>2022/5/29</text:p>
          </table:table-cell>
          <table:table-cell office:value-type="string" office:string-value="收入" table:formula="of:=IF(['2022'.$D18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30T09:26:23" table:style-name="ce8">
            <text:p>2022/5/30</text:p>
          </table:table-cell>
          <table:table-cell office:value-type="string" office:string-value="收入" table:formula="of:=IF(['2022'.$D18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5-30T12:01:57" table:style-name="ce8">
            <text:p>2022/5/30</text:p>
          </table:table-cell>
          <table:table-cell office:value-type="string" office:string-value="收入" table:formula="of:=IF(['2022'.$D18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01T00:00:00" table:style-name="ce8">
            <text:p>2022/6/1</text:p>
          </table:table-cell>
          <table:table-cell office:value-type="string" office:string-value="支出" table:formula="of:=IF(['2022'.$D190]&gt;0;&quot;收入&quot;;&quot;支出&quot;)" table:style-name="ce5">
            <text:p>支出</text:p>
          </table:table-cell>
          <table:table-cell office:value-type="string" table:style-name="ce3">
            <text:p>服务器费用</text:p>
          </table:table-cell>
          <table:table-cell office:value-type="currency" office:value="-66.28" table:style-name="ce16">
            <text:p>¥-66.28</text:p>
          </table:table-cell>
          <table:table-cell office:value-type="string" table:style-name="ce4">
            <text:p>服务器预存款10.00美元，计划用于2022年6月~2022年7月。</text:p>
          </table:table-cell>
          <table:table-cell table:number-columns-repeated="16379"/>
        </table:table-row>
        <table:table-row table:style-name="ro1">
          <table:table-cell office:value-type="date" office:date-value="2022-06-04T11:14:56" table:style-name="ce8">
            <text:p>2022/6/4</text:p>
          </table:table-cell>
          <table:table-cell office:value-type="string" office:string-value="收入" table:formula="of:=IF(['2022'.$D19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05T10:42:56" table:style-name="ce8">
            <text:p>2022/6/5</text:p>
          </table:table-cell>
          <table:table-cell office:value-type="string" office:string-value="收入" table:formula="of:=IF(['2022'.$D19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6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06T13:26:40" table:style-name="ce8">
            <text:p>2022/6/6</text:p>
          </table:table-cell>
          <table:table-cell office:value-type="string" office:string-value="收入" table:formula="of:=IF(['2022'.$D193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06T15:16:47" table:style-name="ce8">
            <text:p>2022/6/6</text:p>
          </table:table-cell>
          <table:table-cell office:value-type="string" office:string-value="收入" table:formula="of:=IF(['2022'.$D19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06T17:50:06" table:style-name="ce8">
            <text:p>2022/6/6</text:p>
          </table:table-cell>
          <table:table-cell office:value-type="string" office:string-value="收入" table:formula="of:=IF(['2022'.$D19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07T08:29:02" table:style-name="ce8">
            <text:p>2022/6/7</text:p>
          </table:table-cell>
          <table:table-cell office:value-type="string" office:string-value="收入" table:formula="of:=IF(['2022'.$D196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08T14:01:37" table:style-name="ce8">
            <text:p>2022/6/8</text:p>
          </table:table-cell>
          <table:table-cell office:value-type="string" office:string-value="收入" table:formula="of:=IF(['2022'.$D19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09T09:33:56" table:style-name="ce8">
            <text:p>2022/6/9</text:p>
          </table:table-cell>
          <table:table-cell office:value-type="string" office:string-value="收入" table:formula="of:=IF(['2022'.$D19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0T09:57:10" table:style-name="ce8">
            <text:p>2022/6/10</text:p>
          </table:table-cell>
          <table:table-cell office:value-type="string" office:string-value="收入" table:formula="of:=IF(['2022'.$D19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0" table:style-name="ce16">
            <text:p>¥5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3T08:48:21" table:style-name="ce8">
            <text:p>2022/6/13</text:p>
          </table:table-cell>
          <table:table-cell office:value-type="string" office:string-value="收入" table:formula="of:=IF(['2022'.$D20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4T10:52:24" table:style-name="ce8">
            <text:p>2022/6/14</text:p>
          </table:table-cell>
          <table:table-cell office:value-type="string" office:string-value="收入" table:formula="of:=IF(['2022'.$D20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5T20:20:16" table:style-name="ce8">
            <text:p>2022/6/15</text:p>
          </table:table-cell>
          <table:table-cell office:value-type="string" office:string-value="收入" table:formula="of:=IF(['2022'.$D20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5T20:34:34" table:style-name="ce8">
            <text:p>2022/6/15</text:p>
          </table:table-cell>
          <table:table-cell office:value-type="string" office:string-value="收入" table:formula="of:=IF(['2022'.$D20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5T22:33:57" table:style-name="ce8">
            <text:p>2022/6/15</text:p>
          </table:table-cell>
          <table:table-cell office:value-type="string" office:string-value="收入" table:formula="of:=IF(['2022'.$D20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5T23:58:05" table:style-name="ce8">
            <text:p>2022/6/15</text:p>
          </table:table-cell>
          <table:table-cell office:value-type="string" office:string-value="收入" table:formula="of:=IF(['2022'.$D20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8.8800000000000008" table:style-name="ce16">
            <text:p>¥8.88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00:52:41" table:style-name="ce8">
            <text:p>2022/6/16</text:p>
          </table:table-cell>
          <table:table-cell office:value-type="string" office:string-value="收入" table:formula="of:=IF(['2022'.$D20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07:27:49" table:style-name="ce8">
            <text:p>2022/6/16</text:p>
          </table:table-cell>
          <table:table-cell office:value-type="string" office:string-value="收入" table:formula="of:=IF(['2022'.$D20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0" table:style-name="ce16">
            <text:p>¥5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07:42:43" table:style-name="ce8">
            <text:p>2022/6/16</text:p>
          </table:table-cell>
          <table:table-cell office:value-type="string" office:string-value="收入" table:formula="of:=IF(['2022'.$D20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08:26:50" table:style-name="ce8">
            <text:p>2022/6/16</text:p>
          </table:table-cell>
          <table:table-cell office:value-type="string" office:string-value="收入" table:formula="of:=IF(['2022'.$D20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09:22:53" table:style-name="ce8">
            <text:p>2022/6/16</text:p>
          </table:table-cell>
          <table:table-cell office:value-type="string" office:string-value="收入" table:formula="of:=IF(['2022'.$D21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10:16:03" table:style-name="ce8">
            <text:p>2022/6/16</text:p>
          </table:table-cell>
          <table:table-cell office:value-type="string" office:string-value="收入" table:formula="of:=IF(['2022'.$D21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11:09:19" table:style-name="ce8">
            <text:p>2022/6/16</text:p>
          </table:table-cell>
          <table:table-cell office:value-type="string" office:string-value="收入" table:formula="of:=IF(['2022'.$D21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11:51:54" table:style-name="ce8">
            <text:p>2022/6/16</text:p>
          </table:table-cell>
          <table:table-cell office:value-type="string" office:string-value="收入" table:formula="of:=IF(['2022'.$D21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12:44:36" table:style-name="ce8">
            <text:p>2022/6/16</text:p>
          </table:table-cell>
          <table:table-cell office:value-type="string" office:string-value="收入" table:formula="of:=IF(['2022'.$D21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13:27:27" table:style-name="ce8">
            <text:p>2022/6/16</text:p>
          </table:table-cell>
          <table:table-cell office:value-type="string" office:string-value="收入" table:formula="of:=IF(['2022'.$D21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13:50:58" table:style-name="ce8">
            <text:p>2022/6/16</text:p>
          </table:table-cell>
          <table:table-cell office:value-type="string" office:string-value="收入" table:formula="of:=IF(['2022'.$D21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14:00:18" table:style-name="ce8">
            <text:p>2022/6/16</text:p>
          </table:table-cell>
          <table:table-cell office:value-type="string" office:string-value="收入" table:formula="of:=IF(['2022'.$D21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14:07:42" table:style-name="ce8">
            <text:p>2022/6/16</text:p>
          </table:table-cell>
          <table:table-cell office:value-type="string" office:string-value="收入" table:formula="of:=IF(['2022'.$D21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18:38:08" table:style-name="ce8">
            <text:p>2022/6/16</text:p>
          </table:table-cell>
          <table:table-cell office:value-type="string" office:string-value="收入" table:formula="of:=IF(['2022'.$D21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6T21:19:32" table:style-name="ce8">
            <text:p>2022/6/16</text:p>
          </table:table-cell>
          <table:table-cell office:value-type="string" office:string-value="收入" table:formula="of:=IF(['2022'.$D22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7T11:51:26" table:style-name="ce8">
            <text:p>2022/6/17</text:p>
          </table:table-cell>
          <table:table-cell office:value-type="string" office:string-value="收入" table:formula="of:=IF(['2022'.$D22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7T17:06:53" table:style-name="ce8">
            <text:p>2022/6/17</text:p>
          </table:table-cell>
          <table:table-cell office:value-type="string" office:string-value="收入" table:formula="of:=IF(['2022'.$D22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7T19:39:35" table:style-name="ce8">
            <text:p>2022/6/17</text:p>
          </table:table-cell>
          <table:table-cell office:value-type="string" office:string-value="收入" table:formula="of:=IF(['2022'.$D22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8T09:39:55" table:style-name="ce8">
            <text:p>2022/6/18</text:p>
          </table:table-cell>
          <table:table-cell office:value-type="string" office:string-value="收入" table:formula="of:=IF(['2022'.$D22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8T10:01:52" table:style-name="ce8">
            <text:p>2022/6/18</text:p>
          </table:table-cell>
          <table:table-cell office:value-type="string" office:string-value="收入" table:formula="of:=IF(['2022'.$D22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8T11:32:42" table:style-name="ce8">
            <text:p>2022/6/18</text:p>
          </table:table-cell>
          <table:table-cell office:value-type="string" office:string-value="收入" table:formula="of:=IF(['2022'.$D226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8T12:23:55" table:style-name="ce8">
            <text:p>2022/6/18</text:p>
          </table:table-cell>
          <table:table-cell office:value-type="string" office:string-value="收入" table:formula="of:=IF(['2022'.$D22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8T13:26:05" table:style-name="ce8">
            <text:p>2022/6/18</text:p>
          </table:table-cell>
          <table:table-cell office:value-type="string" office:string-value="收入" table:formula="of:=IF(['2022'.$D22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8T20:22:34" table:style-name="ce8">
            <text:p>2022/6/18</text:p>
          </table:table-cell>
          <table:table-cell office:value-type="string" office:string-value="收入" table:formula="of:=IF(['2022'.$D22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9T10:45:33" table:style-name="ce8">
            <text:p>2022/6/19</text:p>
          </table:table-cell>
          <table:table-cell office:value-type="string" office:string-value="收入" table:formula="of:=IF(['2022'.$D23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9T11:17:57" table:style-name="ce8">
            <text:p>2022/6/19</text:p>
          </table:table-cell>
          <table:table-cell office:value-type="string" office:string-value="收入" table:formula="of:=IF(['2022'.$D23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9T11:27:36" table:style-name="ce8">
            <text:p>2022/6/19</text:p>
          </table:table-cell>
          <table:table-cell office:value-type="string" office:string-value="收入" table:formula="of:=IF(['2022'.$D23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9T11:37:57" table:style-name="ce8">
            <text:p>2022/6/19</text:p>
          </table:table-cell>
          <table:table-cell office:value-type="string" office:string-value="收入" table:formula="of:=IF(['2022'.$D23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9T13:51:21" table:style-name="ce8">
            <text:p>2022/6/19</text:p>
          </table:table-cell>
          <table:table-cell office:value-type="string" office:string-value="收入" table:formula="of:=IF(['2022'.$D23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9T13:55:21" table:style-name="ce8">
            <text:p>2022/6/19</text:p>
          </table:table-cell>
          <table:table-cell office:value-type="string" office:string-value="收入" table:formula="of:=IF(['2022'.$D23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9T14:42:47" table:style-name="ce8">
            <text:p>2022/6/19</text:p>
          </table:table-cell>
          <table:table-cell office:value-type="string" office:string-value="收入" table:formula="of:=IF(['2022'.$D23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9T16:38:54" table:style-name="ce8">
            <text:p>2022/6/19</text:p>
          </table:table-cell>
          <table:table-cell office:value-type="string" office:string-value="收入" table:formula="of:=IF(['2022'.$D23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19T19:02:27" table:style-name="ce8">
            <text:p>2022/6/19</text:p>
          </table:table-cell>
          <table:table-cell office:value-type="string" office:string-value="收入" table:formula="of:=IF(['2022'.$D23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0T00:16:21" table:style-name="ce8">
            <text:p>2022/6/20</text:p>
          </table:table-cell>
          <table:table-cell office:value-type="string" office:string-value="收入" table:formula="of:=IF(['2022'.$D23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0T06:55:55" table:style-name="ce8">
            <text:p>2022/6/20</text:p>
          </table:table-cell>
          <table:table-cell office:value-type="string" office:string-value="收入" table:formula="of:=IF(['2022'.$D24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1" table:style-name="ce16">
            <text:p>¥0.0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0T08:18:39" table:style-name="ce8">
            <text:p>2022/6/20</text:p>
          </table:table-cell>
          <table:table-cell office:value-type="string" office:string-value="收入" table:formula="of:=IF(['2022'.$D24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0T11:52:58" table:style-name="ce8">
            <text:p>2022/6/20</text:p>
          </table:table-cell>
          <table:table-cell office:value-type="string" office:string-value="收入" table:formula="of:=IF(['2022'.$D24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0T12:42:55" table:style-name="ce8">
            <text:p>2022/6/20</text:p>
          </table:table-cell>
          <table:table-cell office:value-type="string" office:string-value="收入" table:formula="of:=IF(['2022'.$D243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0T13:56:33" table:style-name="ce8">
            <text:p>2022/6/20</text:p>
          </table:table-cell>
          <table:table-cell office:value-type="string" office:string-value="收入" table:formula="of:=IF(['2022'.$D24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0T16:20:20" table:style-name="ce8">
            <text:p>2022/6/20</text:p>
          </table:table-cell>
          <table:table-cell office:value-type="string" office:string-value="收入" table:formula="of:=IF(['2022'.$D24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0T22:27:31" table:style-name="ce8">
            <text:p>2022/6/20</text:p>
          </table:table-cell>
          <table:table-cell office:value-type="string" office:string-value="收入" table:formula="of:=IF(['2022'.$D24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3" table:style-name="ce16">
            <text:p>¥3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0T23:12:12" table:style-name="ce8">
            <text:p>2022/6/20</text:p>
          </table:table-cell>
          <table:table-cell office:value-type="string" office:string-value="收入" table:formula="of:=IF(['2022'.$D24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1T00:17:53" table:style-name="ce8">
            <text:p>2022/6/21</text:p>
          </table:table-cell>
          <table:table-cell office:value-type="string" office:string-value="收入" table:formula="of:=IF(['2022'.$D24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1T18:30:41" table:style-name="ce8">
            <text:p>2022/6/21</text:p>
          </table:table-cell>
          <table:table-cell office:value-type="string" office:string-value="收入" table:formula="of:=IF(['2022'.$D24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6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1T18:45:25" table:style-name="ce8">
            <text:p>2022/6/21</text:p>
          </table:table-cell>
          <table:table-cell office:value-type="string" office:string-value="收入" table:formula="of:=IF(['2022'.$D25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1T18:48:24" table:style-name="ce8">
            <text:p>2022/6/21</text:p>
          </table:table-cell>
          <table:table-cell office:value-type="string" office:string-value="收入" table:formula="of:=IF(['2022'.$D25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1T21:47:31" table:style-name="ce8">
            <text:p>2022/6/21</text:p>
          </table:table-cell>
          <table:table-cell office:value-type="string" office:string-value="收入" table:formula="of:=IF(['2022'.$D25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1T23:01:32" table:style-name="ce8">
            <text:p>2022/6/21</text:p>
          </table:table-cell>
          <table:table-cell office:value-type="string" office:string-value="收入" table:formula="of:=IF(['2022'.$D25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6" table:style-name="ce16">
            <text:p>¥6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2T07:20:39" table:style-name="ce8">
            <text:p>2022/6/22</text:p>
          </table:table-cell>
          <table:table-cell office:value-type="string" office:string-value="收入" table:formula="of:=IF(['2022'.$D25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2T10:13:21" table:style-name="ce8">
            <text:p>2022/6/22</text:p>
          </table:table-cell>
          <table:table-cell office:value-type="string" office:string-value="收入" table:formula="of:=IF(['2022'.$D25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" table:style-name="ce16">
            <text:p>¥2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2T10:40:19" table:style-name="ce8">
            <text:p>2022/6/22</text:p>
          </table:table-cell>
          <table:table-cell office:value-type="string" office:string-value="收入" table:formula="of:=IF(['2022'.$D25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2T10:50:59" table:style-name="ce8">
            <text:p>2022/6/22</text:p>
          </table:table-cell>
          <table:table-cell office:value-type="string" office:string-value="收入" table:formula="of:=IF(['2022'.$D25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2T12:32:52" table:style-name="ce8">
            <text:p>2022/6/22</text:p>
          </table:table-cell>
          <table:table-cell office:value-type="string" office:string-value="收入" table:formula="of:=IF(['2022'.$D25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2T14:39:41" table:style-name="ce8">
            <text:p>2022/6/22</text:p>
          </table:table-cell>
          <table:table-cell office:value-type="string" office:string-value="收入" table:formula="of:=IF(['2022'.$D25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2T23:58:33" table:style-name="ce8">
            <text:p>2022/6/22</text:p>
          </table:table-cell>
          <table:table-cell office:value-type="string" office:string-value="收入" table:formula="of:=IF(['2022'.$D26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3T01:17:26" table:style-name="ce8">
            <text:p>2022/6/23</text:p>
          </table:table-cell>
          <table:table-cell office:value-type="string" office:string-value="收入" table:formula="of:=IF(['2022'.$D26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3T14:56:05" table:style-name="ce8">
            <text:p>2022/6/23</text:p>
          </table:table-cell>
          <table:table-cell office:value-type="string" office:string-value="收入" table:formula="of:=IF(['2022'.$D26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3T15:03:03" table:style-name="ce8">
            <text:p>2022/6/23</text:p>
          </table:table-cell>
          <table:table-cell office:value-type="string" office:string-value="收入" table:formula="of:=IF(['2022'.$D26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4T08:07:11" table:style-name="ce8">
            <text:p>2022/6/24</text:p>
          </table:table-cell>
          <table:table-cell office:value-type="string" office:string-value="收入" table:formula="of:=IF(['2022'.$D26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4T09:48:21" table:style-name="ce8">
            <text:p>2022/6/24</text:p>
          </table:table-cell>
          <table:table-cell office:value-type="string" office:string-value="收入" table:formula="of:=IF(['2022'.$D26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4T12:06:15" table:style-name="ce8">
            <text:p>2022/6/24</text:p>
          </table:table-cell>
          <table:table-cell office:value-type="string" office:string-value="收入" table:formula="of:=IF(['2022'.$D266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6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4T21:50:51" table:style-name="ce8">
            <text:p>2022/6/24</text:p>
          </table:table-cell>
          <table:table-cell office:value-type="string" office:string-value="收入" table:formula="of:=IF(['2022'.$D26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5T20:42:18" table:style-name="ce8">
            <text:p>2022/6/25</text:p>
          </table:table-cell>
          <table:table-cell office:value-type="string" office:string-value="收入" table:formula="of:=IF(['2022'.$D26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6T00:08:35" table:style-name="ce8">
            <text:p>2022/6/26</text:p>
          </table:table-cell>
          <table:table-cell office:value-type="string" office:string-value="收入" table:formula="of:=IF(['2022'.$D26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6T09:46:31" table:style-name="ce8">
            <text:p>2022/6/26</text:p>
          </table:table-cell>
          <table:table-cell office:value-type="string" office:string-value="收入" table:formula="of:=IF(['2022'.$D27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6T15:42:37" table:style-name="ce8">
            <text:p>2022/6/26</text:p>
          </table:table-cell>
          <table:table-cell office:value-type="string" office:string-value="收入" table:formula="of:=IF(['2022'.$D27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6T16:55:32" table:style-name="ce8">
            <text:p>2022/6/26</text:p>
          </table:table-cell>
          <table:table-cell office:value-type="string" office:string-value="收入" table:formula="of:=IF(['2022'.$D27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40" table:style-name="ce16">
            <text:p>¥4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6T18:49:01" table:style-name="ce8">
            <text:p>2022/6/26</text:p>
          </table:table-cell>
          <table:table-cell office:value-type="string" office:string-value="收入" table:formula="of:=IF(['2022'.$D27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7T19:46:02" table:style-name="ce8">
            <text:p>2022/6/27</text:p>
          </table:table-cell>
          <table:table-cell office:value-type="string" office:string-value="收入" table:formula="of:=IF(['2022'.$D27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7T22:36:22" table:style-name="ce8">
            <text:p>2022/6/27</text:p>
          </table:table-cell>
          <table:table-cell office:value-type="string" office:string-value="收入" table:formula="of:=IF(['2022'.$D27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8T00:31:00" table:style-name="ce8">
            <text:p>2022/6/28</text:p>
          </table:table-cell>
          <table:table-cell office:value-type="string" office:string-value="收入" table:formula="of:=IF(['2022'.$D27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8T07:56:32" table:style-name="ce8">
            <text:p>2022/6/28</text:p>
          </table:table-cell>
          <table:table-cell office:value-type="string" office:string-value="收入" table:formula="of:=IF(['2022'.$D27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8T09:58:51" table:style-name="ce8">
            <text:p>2022/6/28</text:p>
          </table:table-cell>
          <table:table-cell office:value-type="string" office:string-value="收入" table:formula="of:=IF(['2022'.$D27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1" table:style-name="ce16">
            <text:p>¥0.0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8T10:42:32" table:style-name="ce8">
            <text:p>2022/6/28</text:p>
          </table:table-cell>
          <table:table-cell office:value-type="string" office:string-value="收入" table:formula="of:=IF(['2022'.$D27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8T12:12:05" table:style-name="ce8">
            <text:p>2022/6/28</text:p>
          </table:table-cell>
          <table:table-cell office:value-type="string" office:string-value="收入" table:formula="of:=IF(['2022'.$D28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8T17:13:23" table:style-name="ce8">
            <text:p>2022/6/28</text:p>
          </table:table-cell>
          <table:table-cell office:value-type="string" office:string-value="收入" table:formula="of:=IF(['2022'.$D28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6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8T17:37:16" table:style-name="ce8">
            <text:p>2022/6/28</text:p>
          </table:table-cell>
          <table:table-cell office:value-type="string" office:string-value="收入" table:formula="of:=IF(['2022'.$D28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8T18:29:01" table:style-name="ce8">
            <text:p>2022/6/28</text:p>
          </table:table-cell>
          <table:table-cell office:value-type="string" office:string-value="收入" table:formula="of:=IF(['2022'.$D28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9T02:54:13" table:style-name="ce8">
            <text:p>2022/6/29</text:p>
          </table:table-cell>
          <table:table-cell office:value-type="string" office:string-value="收入" table:formula="of:=IF(['2022'.$D28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9T14:04:25" table:style-name="ce8">
            <text:p>2022/6/29</text:p>
          </table:table-cell>
          <table:table-cell office:value-type="string" office:string-value="收入" table:formula="of:=IF(['2022'.$D28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9T14:52:56" table:style-name="ce8">
            <text:p>2022/6/29</text:p>
          </table:table-cell>
          <table:table-cell office:value-type="string" office:string-value="收入" table:formula="of:=IF(['2022'.$D28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9T17:21:20" table:style-name="ce8">
            <text:p>2022/6/29</text:p>
          </table:table-cell>
          <table:table-cell office:value-type="string" office:string-value="收入" table:formula="of:=IF(['2022'.$D28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9T22:11:47" table:style-name="ce8">
            <text:p>2022/6/29</text:p>
          </table:table-cell>
          <table:table-cell office:value-type="string" office:string-value="收入" table:formula="of:=IF(['2022'.$D28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7" table:style-name="ce16">
            <text:p>¥7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29T23:04:48" table:style-name="ce8">
            <text:p>2022/6/29</text:p>
          </table:table-cell>
          <table:table-cell office:value-type="string" office:string-value="收入" table:formula="of:=IF(['2022'.$D28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30T02:06:26" table:style-name="ce8">
            <text:p>2022/6/30</text:p>
          </table:table-cell>
          <table:table-cell office:value-type="string" office:string-value="收入" table:formula="of:=IF(['2022'.$D29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3.31" table:style-name="ce16">
            <text:p>¥3.3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30T08:25:54" table:style-name="ce8">
            <text:p>2022/6/30</text:p>
          </table:table-cell>
          <table:table-cell office:value-type="string" office:string-value="收入" table:formula="of:=IF(['2022'.$D29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30T16:59:46" table:style-name="ce8">
            <text:p>2022/6/30</text:p>
          </table:table-cell>
          <table:table-cell office:value-type="string" office:string-value="收入" table:formula="of:=IF(['2022'.$D29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30T20:18:03" table:style-name="ce8">
            <text:p>2022/6/30</text:p>
          </table:table-cell>
          <table:table-cell office:value-type="string" office:string-value="收入" table:formula="of:=IF(['2022'.$D29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6-30T22:26:18" table:style-name="ce8">
            <text:p>2022/6/30</text:p>
          </table:table-cell>
          <table:table-cell office:value-type="string" office:string-value="收入" table:formula="of:=IF(['2022'.$D29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1T18:39:01" table:style-name="ce8">
            <text:p>2022/7/1</text:p>
          </table:table-cell>
          <table:table-cell office:value-type="string" office:string-value="收入" table:formula="of:=IF(['2022'.$D29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1T18:39:40" table:style-name="ce8">
            <text:p>2022/7/1</text:p>
          </table:table-cell>
          <table:table-cell office:value-type="string" office:string-value="收入" table:formula="of:=IF(['2022'.$D29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" table:style-name="ce16">
            <text:p>¥2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1T20:17:26" table:style-name="ce8">
            <text:p>2022/7/1</text:p>
          </table:table-cell>
          <table:table-cell office:value-type="string" office:string-value="收入" table:formula="of:=IF(['2022'.$D29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1T21:10:43" table:style-name="ce8">
            <text:p>2022/7/1</text:p>
          </table:table-cell>
          <table:table-cell office:value-type="string" office:string-value="收入" table:formula="of:=IF(['2022'.$D29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2T13:27:33" table:style-name="ce8">
            <text:p>2022/7/2</text:p>
          </table:table-cell>
          <table:table-cell office:value-type="string" office:string-value="收入" table:formula="of:=IF(['2022'.$D29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3T15:50:04" table:style-name="ce8">
            <text:p>2022/7/3</text:p>
          </table:table-cell>
          <table:table-cell office:value-type="string" office:string-value="收入" table:formula="of:=IF(['2022'.$D30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3T15:51:37" table:style-name="ce8">
            <text:p>2022/7/3</text:p>
          </table:table-cell>
          <table:table-cell office:value-type="string" office:string-value="收入" table:formula="of:=IF(['2022'.$D30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3T18:55:46" table:style-name="ce8">
            <text:p>2022/7/3</text:p>
          </table:table-cell>
          <table:table-cell office:value-type="string" office:string-value="收入" table:formula="of:=IF(['2022'.$D30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3T19:10:15" table:style-name="ce8">
            <text:p>2022/7/3</text:p>
          </table:table-cell>
          <table:table-cell office:value-type="string" office:string-value="收入" table:formula="of:=IF(['2022'.$D30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4T19:15:31" table:style-name="ce8">
            <text:p>2022/7/4</text:p>
          </table:table-cell>
          <table:table-cell office:value-type="string" office:string-value="收入" table:formula="of:=IF(['2022'.$D30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4T19:25:56" table:style-name="ce8">
            <text:p>2022/7/4</text:p>
          </table:table-cell>
          <table:table-cell office:value-type="string" office:string-value="收入" table:formula="of:=IF(['2022'.$D30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4T19:52:50" table:style-name="ce8">
            <text:p>2022/7/4</text:p>
          </table:table-cell>
          <table:table-cell office:value-type="string" office:string-value="收入" table:formula="of:=IF(['2022'.$D30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4T21:23:00" table:style-name="ce8">
            <text:p>2022/7/4</text:p>
          </table:table-cell>
          <table:table-cell office:value-type="string" office:string-value="收入" table:formula="of:=IF(['2022'.$D30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0.1" table:style-name="ce16">
            <text:p>¥0.1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5T00:47:50" table:style-name="ce8">
            <text:p>2022/7/5</text:p>
          </table:table-cell>
          <table:table-cell office:value-type="string" office:string-value="收入" table:formula="of:=IF(['2022'.$D30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5T03:52:44" table:style-name="ce8">
            <text:p>2022/7/5</text:p>
          </table:table-cell>
          <table:table-cell office:value-type="string" office:string-value="收入" table:formula="of:=IF(['2022'.$D30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5T19:45:07" table:style-name="ce8">
            <text:p>2022/7/5</text:p>
          </table:table-cell>
          <table:table-cell office:value-type="string" office:string-value="收入" table:formula="of:=IF(['2022'.$D31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6T00:47:21" table:style-name="ce8">
            <text:p>2022/7/6</text:p>
          </table:table-cell>
          <table:table-cell office:value-type="string" office:string-value="收入" table:formula="of:=IF(['2022'.$D31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6T15:05:01" table:style-name="ce8">
            <text:p>2022/7/6</text:p>
          </table:table-cell>
          <table:table-cell office:value-type="string" office:string-value="收入" table:formula="of:=IF(['2022'.$D31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6T16:38:56" table:style-name="ce8">
            <text:p>2022/7/6</text:p>
          </table:table-cell>
          <table:table-cell office:value-type="string" office:string-value="收入" table:formula="of:=IF(['2022'.$D31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6T16:40:11" table:style-name="ce8">
            <text:p>2022/7/6</text:p>
          </table:table-cell>
          <table:table-cell office:value-type="string" office:string-value="收入" table:formula="of:=IF(['2022'.$D31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6T17:54:26" table:style-name="ce8">
            <text:p>2022/7/6</text:p>
          </table:table-cell>
          <table:table-cell office:value-type="string" office:string-value="收入" table:formula="of:=IF(['2022'.$D31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6T19:49:28" table:style-name="ce8">
            <text:p>2022/7/6</text:p>
          </table:table-cell>
          <table:table-cell office:value-type="string" office:string-value="收入" table:formula="of:=IF(['2022'.$D31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6T22:24:59" table:style-name="ce8">
            <text:p>2022/7/6</text:p>
          </table:table-cell>
          <table:table-cell office:value-type="string" office:string-value="收入" table:formula="of:=IF(['2022'.$D31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7T11:16:11" table:style-name="ce8">
            <text:p>2022/7/7</text:p>
          </table:table-cell>
          <table:table-cell office:value-type="string" office:string-value="收入" table:formula="of:=IF(['2022'.$D31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7T19:32:36" table:style-name="ce8">
            <text:p>2022/7/7</text:p>
          </table:table-cell>
          <table:table-cell office:value-type="string" office:string-value="收入" table:formula="of:=IF(['2022'.$D31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7T20:47:46" table:style-name="ce8">
            <text:p>2022/7/7</text:p>
          </table:table-cell>
          <table:table-cell office:value-type="string" office:string-value="收入" table:formula="of:=IF(['2022'.$D32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7T21:25:18" table:style-name="ce8">
            <text:p>2022/7/7</text:p>
          </table:table-cell>
          <table:table-cell office:value-type="string" office:string-value="收入" table:formula="of:=IF(['2022'.$D32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7T21:59:06" table:style-name="ce8">
            <text:p>2022/7/7</text:p>
          </table:table-cell>
          <table:table-cell office:value-type="string" office:string-value="收入" table:formula="of:=IF(['2022'.$D32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8T04:05:03" table:style-name="ce8">
            <text:p>2022/7/8</text:p>
          </table:table-cell>
          <table:table-cell office:value-type="string" office:string-value="收入" table:formula="of:=IF(['2022'.$D32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8T09:37:42" table:style-name="ce8">
            <text:p>2022/7/8</text:p>
          </table:table-cell>
          <table:table-cell office:value-type="string" office:string-value="收入" table:formula="of:=IF(['2022'.$D32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8T10:59:00" table:style-name="ce8">
            <text:p>2022/7/8</text:p>
          </table:table-cell>
          <table:table-cell office:value-type="string" office:string-value="收入" table:formula="of:=IF(['2022'.$D32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8T14:03:52" table:style-name="ce8">
            <text:p>2022/7/8</text:p>
          </table:table-cell>
          <table:table-cell office:value-type="string" office:string-value="收入" table:formula="of:=IF(['2022'.$D32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0" table:style-name="ce16">
            <text:p>¥10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8T17:04:04" table:style-name="ce8">
            <text:p>2022/7/8</text:p>
          </table:table-cell>
          <table:table-cell office:value-type="string" office:string-value="收入" table:formula="of:=IF(['2022'.$D32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8T17:26:03" table:style-name="ce8">
            <text:p>2022/7/8</text:p>
          </table:table-cell>
          <table:table-cell office:value-type="string" office:string-value="收入" table:formula="of:=IF(['2022'.$D32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8T19:13:54" table:style-name="ce8">
            <text:p>2022/7/8</text:p>
          </table:table-cell>
          <table:table-cell office:value-type="string" office:string-value="收入" table:formula="of:=IF(['2022'.$D32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.21" table:style-name="ce16">
            <text:p>¥5.2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8T23:35:23" table:style-name="ce8">
            <text:p>2022/7/8</text:p>
          </table:table-cell>
          <table:table-cell office:value-type="string" office:string-value="收入" table:formula="of:=IF(['2022'.$D33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8T23:53:48" table:style-name="ce8">
            <text:p>2022/7/8</text:p>
          </table:table-cell>
          <table:table-cell office:value-type="string" office:string-value="收入" table:formula="of:=IF(['2022'.$D33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9T18:08:53" table:style-name="ce8">
            <text:p>2022/7/9</text:p>
          </table:table-cell>
          <table:table-cell office:value-type="string" office:string-value="收入" table:formula="of:=IF(['2022'.$D33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9T22:05:50" table:style-name="ce8">
            <text:p>2022/7/9</text:p>
          </table:table-cell>
          <table:table-cell office:value-type="string" office:string-value="收入" table:formula="of:=IF(['2022'.$D33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09T22:26:11" table:style-name="ce8">
            <text:p>2022/7/9</text:p>
          </table:table-cell>
          <table:table-cell office:value-type="string" office:string-value="收入" table:formula="of:=IF(['2022'.$D33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20" table:style-name="ce16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0T10:01:02" table:style-name="ce8">
            <text:p>2022/7/10</text:p>
          </table:table-cell>
          <table:table-cell office:value-type="string" office:string-value="收入" table:formula="of:=IF(['2022'.$D33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0T12:39:20" table:style-name="ce8">
            <text:p>2022/7/10</text:p>
          </table:table-cell>
          <table:table-cell office:value-type="string" office:string-value="收入" table:formula="of:=IF(['2022'.$D33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0T13:48:26" table:style-name="ce8">
            <text:p>2022/7/10</text:p>
          </table:table-cell>
          <table:table-cell office:value-type="string" office:string-value="收入" table:formula="of:=IF(['2022'.$D33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0T19:07:35" table:style-name="ce8">
            <text:p>2022/7/10</text:p>
          </table:table-cell>
          <table:table-cell office:value-type="string" office:string-value="收入" table:formula="of:=IF(['2022'.$D33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0T19:42:24" table:style-name="ce8">
            <text:p>2022/7/10</text:p>
          </table:table-cell>
          <table:table-cell office:value-type="string" office:string-value="收入" table:formula="of:=IF(['2022'.$D33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1T00:53:11" table:style-name="ce8">
            <text:p>2022/7/11</text:p>
          </table:table-cell>
          <table:table-cell office:value-type="string" office:string-value="收入" table:formula="of:=IF(['2022'.$D340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1T09:05:10" table:style-name="ce8">
            <text:p>2022/7/11</text:p>
          </table:table-cell>
          <table:table-cell office:value-type="string" office:string-value="收入" table:formula="of:=IF(['2022'.$D34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1T10:14:05" table:style-name="ce8">
            <text:p>2022/7/11</text:p>
          </table:table-cell>
          <table:table-cell office:value-type="string" office:string-value="收入" table:formula="of:=IF(['2022'.$D34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1T17:07:51" table:style-name="ce8">
            <text:p>2022/7/11</text:p>
          </table:table-cell>
          <table:table-cell office:value-type="string" office:string-value="收入" table:formula="of:=IF(['2022'.$D34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1T19:06:07" table:style-name="ce8">
            <text:p>2022/7/11</text:p>
          </table:table-cell>
          <table:table-cell office:value-type="string" office:string-value="收入" table:formula="of:=IF(['2022'.$D34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1T21:57:50" table:style-name="ce8">
            <text:p>2022/7/11</text:p>
          </table:table-cell>
          <table:table-cell office:value-type="string" office:string-value="收入" table:formula="of:=IF(['2022'.$D34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1T22:31:39" table:style-name="ce8">
            <text:p>2022/7/11</text:p>
          </table:table-cell>
          <table:table-cell office:value-type="string" office:string-value="收入" table:formula="of:=IF(['2022'.$D34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1T22:38:11" table:style-name="ce8">
            <text:p>2022/7/11</text:p>
          </table:table-cell>
          <table:table-cell office:value-type="string" office:string-value="收入" table:formula="of:=IF(['2022'.$D347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9" table:style-name="ce16">
            <text:p>¥9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2T00:33:42" table:style-name="ce8">
            <text:p>2022/7/12</text:p>
          </table:table-cell>
          <table:table-cell office:value-type="string" office:string-value="收入" table:formula="of:=IF(['2022'.$D348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2T11:12:47" table:style-name="ce8">
            <text:p>2022/7/12</text:p>
          </table:table-cell>
          <table:table-cell office:value-type="string" office:string-value="收入" table:formula="of:=IF(['2022'.$D34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2T11:44:25" table:style-name="ce8">
            <text:p>2022/7/12</text:p>
          </table:table-cell>
          <table:table-cell office:value-type="string" office:string-value="收入" table:formula="of:=IF(['2022'.$D35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6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2T13:39:23" table:style-name="ce8">
            <text:p>2022/7/12</text:p>
          </table:table-cell>
          <table:table-cell office:value-type="string" office:string-value="收入" table:formula="of:=IF(['2022'.$D35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6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2T21:21:28" table:style-name="ce8">
            <text:p>2022/7/12</text:p>
          </table:table-cell>
          <table:table-cell office:value-type="string" office:string-value="收入" table:formula="of:=IF(['2022'.$D35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3T00:53:38" table:style-name="ce8">
            <text:p>2022/7/13</text:p>
          </table:table-cell>
          <table:table-cell office:value-type="string" office:string-value="收入" table:formula="of:=IF(['2022'.$D35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3T20:01:32" table:style-name="ce8">
            <text:p>2022/7/13</text:p>
          </table:table-cell>
          <table:table-cell office:value-type="string" office:string-value="收入" table:formula="of:=IF(['2022'.$D35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6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3T20:39:12" table:style-name="ce8">
            <text:p>2022/7/13</text:p>
          </table:table-cell>
          <table:table-cell office:value-type="string" office:string-value="收入" table:formula="of:=IF(['2022'.$D35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6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4T17:35:02" table:style-name="ce8">
            <text:p>2022/7/14</text:p>
          </table:table-cell>
          <table:table-cell office:value-type="string" office:string-value="收入" table:formula="of:=IF(['2022'.$D356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4T18:15:39" table:style-name="ce8">
            <text:p>2022/7/14</text:p>
          </table:table-cell>
          <table:table-cell office:value-type="string" office:string-value="收入" table:formula="of:=IF(['2022'.$D35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6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4T20:00:17" table:style-name="ce8">
            <text:p>2022/7/14</text:p>
          </table:table-cell>
          <table:table-cell office:value-type="string" office:string-value="收入" table:formula="of:=IF(['2022'.$D35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5T11:20:00" table:style-name="ce8">
            <text:p>2022/7/15</text:p>
          </table:table-cell>
          <table:table-cell office:value-type="string" office:string-value="收入" table:formula="of:=IF(['2022'.$D359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8" table:style-name="ce16">
            <text:p>¥0.8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6T08:45:21" table:style-name="ce6">
            <text:p>2022/7/16</text:p>
          </table:table-cell>
          <table:table-cell office:value-type="string" office:string-value="收入" table:formula="of:=IF(['2022'.$D36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6">
            <text:p>¥0.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16T15:22:31" table:style-name="ce8">
            <text:p>2022/7/16</text:p>
          </table:table-cell>
          <table:table-cell office:value-type="string" office:string-value="收入" table:formula="of:=IF(['2022'.$D36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6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6T22:27:36" table:style-name="ce6">
            <text:p>2022/7/16</text:p>
          </table:table-cell>
          <table:table-cell office:value-type="string" office:string-value="收入" table:formula="of:=IF(['2022'.$D36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5">
            <text:p>¥5.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2-07-17T10:35:48" table:style-name="ce8">
            <text:p>2022/7/17</text:p>
          </table:table-cell>
          <table:table-cell office:value-type="string" office:string-value="收入" table:formula="of:=IF(['2022'.$D363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7T16:46:17" table:style-name="ce8">
            <text:p>2022/7/17</text:p>
          </table:table-cell>
          <table:table-cell office:value-type="string" office:string-value="收入" table:formula="of:=IF(['2022'.$D36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6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8T11:23:18" table:style-name="ce6">
            <text:p>2022/7/18</text:p>
          </table:table-cell>
          <table:table-cell office:value-type="string" office:string-value="收入" table:formula="of:=IF(['2022'.$D365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3" table:style-name="ce13">
            <text:p>¥3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18T12:17:51" table:style-name="ce6">
            <text:p>2022/7/18</text:p>
          </table:table-cell>
          <table:table-cell office:value-type="string" office:string-value="收入" table:formula="of:=IF(['2022'.$D36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18T13:27:47" table:style-name="ce6">
            <text:p>2022/7/18</text:p>
          </table:table-cell>
          <table:table-cell office:value-type="string" office:string-value="收入" table:formula="of:=IF(['2022'.$D36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18T18:06:20" table:style-name="ce6">
            <text:p>2022/7/18</text:p>
          </table:table-cell>
          <table:table-cell office:value-type="string" office:string-value="收入" table:formula="of:=IF(['2022'.$D36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19T00:08:09" table:style-name="ce8">
            <text:p>2022/7/19</text:p>
          </table:table-cell>
          <table:table-cell office:value-type="string" office:string-value="收入" table:formula="of:=IF(['2022'.$D36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19T00:11:21" table:style-name="ce6">
            <text:p>2022/7/19</text:p>
          </table:table-cell>
          <table:table-cell office:value-type="string" office:string-value="收入" table:formula="of:=IF(['2022'.$D37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19T08:31:18" table:style-name="ce8">
            <text:p>2022/7/19</text:p>
          </table:table-cell>
          <table:table-cell office:value-type="string" office:string-value="收入" table:formula="of:=IF(['2022'.$D371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0T11:48:42" table:style-name="ce6">
            <text:p>2022/7/20</text:p>
          </table:table-cell>
          <table:table-cell office:value-type="string" office:string-value="收入" table:formula="of:=IF(['2022'.$D37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1T00:06:05" table:style-name="ce8">
            <text:p>2022/7/21</text:p>
          </table:table-cell>
          <table:table-cell office:value-type="string" office:string-value="收入" table:formula="of:=IF(['2022'.$D373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1T10:24:19" table:style-name="ce6">
            <text:p>2022/7/21</text:p>
          </table:table-cell>
          <table:table-cell office:value-type="string" office:string-value="收入" table:formula="of:=IF(['2022'.$D37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1T12:54:53" table:style-name="ce6">
            <text:p>2022/7/21</text:p>
          </table:table-cell>
          <table:table-cell office:value-type="string" office:string-value="收入" table:formula="of:=IF(['2022'.$D37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1T16:35:31" table:style-name="ce8">
            <text:p>2022/7/21</text:p>
          </table:table-cell>
          <table:table-cell office:value-type="string" office:string-value="收入" table:formula="of:=IF(['2022'.$D37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2T00:04:39" table:style-name="ce8">
            <text:p>2022/7/22</text:p>
          </table:table-cell>
          <table:table-cell office:value-type="string" office:string-value="收入" table:formula="of:=IF(['2022'.$D37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2T09:26:28" table:style-name="ce6">
            <text:p>2022/7/22</text:p>
          </table:table-cell>
          <table:table-cell office:value-type="string" office:string-value="收入" table:formula="of:=IF(['2022'.$D37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2T16:40:01" table:style-name="ce6">
            <text:p>2022/7/22</text:p>
          </table:table-cell>
          <table:table-cell office:value-type="string" office:string-value="收入" table:formula="of:=IF(['2022'.$D37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2T19:05:31" table:style-name="ce8">
            <text:p>2022/7/22</text:p>
          </table:table-cell>
          <table:table-cell office:value-type="string" office:string-value="收入" table:formula="of:=IF(['2022'.$D38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3T00:07:01" table:style-name="ce6">
            <text:p>2022/7/23</text:p>
          </table:table-cell>
          <table:table-cell office:value-type="string" office:string-value="收入" table:formula="of:=IF(['2022'.$D38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3T01:59:51" table:style-name="ce6">
            <text:p>2022/7/23</text:p>
          </table:table-cell>
          <table:table-cell office:value-type="string" office:string-value="收入" table:formula="of:=IF(['2022'.$D382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3T13:10:22" table:style-name="ce6">
            <text:p>2022/7/23</text:p>
          </table:table-cell>
          <table:table-cell office:value-type="string" office:string-value="收入" table:formula="of:=IF(['2022'.$D383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3T18:43:28" table:style-name="ce6">
            <text:p>2022/7/23</text:p>
          </table:table-cell>
          <table:table-cell office:value-type="string" office:string-value="收入" table:formula="of:=IF(['2022'.$D384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3T18:49:51" table:style-name="ce6">
            <text:p>2022/7/23</text:p>
          </table:table-cell>
          <table:table-cell office:value-type="string" office:string-value="收入" table:formula="of:=IF(['2022'.$D38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4T00:09:44" table:style-name="ce6">
            <text:p>2022/7/24</text:p>
          </table:table-cell>
          <table:table-cell office:value-type="string" office:string-value="收入" table:formula="of:=IF(['2022'.$D386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4T20:00:12" table:style-name="ce6">
            <text:p>2022/7/24</text:p>
          </table:table-cell>
          <table:table-cell office:value-type="string" office:string-value="收入" table:formula="of:=IF(['2022'.$D387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5T00:41:37" table:style-name="ce6">
            <text:p>2022/7/25</text:p>
          </table:table-cell>
          <table:table-cell office:value-type="string" office:string-value="收入" table:formula="of:=IF(['2022'.$D388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5T19:07:19" table:style-name="ce6">
            <text:p>2022/7/25</text:p>
          </table:table-cell>
          <table:table-cell office:value-type="string" office:string-value="收入" table:formula="of:=IF(['2022'.$D389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5T20:06:44" table:style-name="ce6">
            <text:p>2022/7/25</text:p>
          </table:table-cell>
          <table:table-cell office:value-type="string" office:string-value="收入" table:formula="of:=IF(['2022'.$D390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6T01:01:59" table:style-name="ce6">
            <text:p>2022/7/26</text:p>
          </table:table-cell>
          <table:table-cell office:value-type="string" office:string-value="收入" table:formula="of:=IF(['2022'.$D391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6T08:59:12" table:style-name="ce8">
            <text:p>2022/7/26</text:p>
          </table:table-cell>
          <table:table-cell office:value-type="string" office:string-value="收入" table:formula="of:=IF(['2022'.$D392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7T00:12:38" table:style-name="ce6">
            <text:p>2022/7/27</text:p>
          </table:table-cell>
          <table:table-cell office:value-type="string" office:string-value="收入" table:formula="of:=IF(['2022'.$D393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7T18:23:07" table:style-name="ce6">
            <text:p>2022/7/27</text:p>
          </table:table-cell>
          <table:table-cell office:value-type="string" office:string-value="收入" table:formula="of:=IF(['2022'.$D394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8T16:39:25" table:style-name="ce8">
            <text:p>2022/7/28</text:p>
          </table:table-cell>
          <table:table-cell office:value-type="string" office:string-value="收入" table:formula="of:=IF(['2022'.$D395]&gt;0;&quot;收入&quot;;&quot;支出&quot;)" table:style-name="ce5">
            <text:p>收入</text:p>
          </table:table-cell>
          <table:table-cell office:value-type="string" table:style-name="ce3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8T23:04:54" table:style-name="ce6">
            <text:p>2022/7/28</text:p>
          </table:table-cell>
          <table:table-cell office:value-type="string" office:string-value="收入" table:formula="of:=IF(['2022'.$D396]&gt;0;&quot;收入&quot;;&quot;支出&quot;)" table:style-name="ce5">
            <text:p>收入</text:p>
          </table:table-cell>
          <table:table-cell office:value-type="string" table:style-name="ce3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7-29T14:28:40" table:style-name="ce8">
            <text:p>2022/7/29</text:p>
          </table:table-cell>
          <table:table-cell office:value-type="string" office:string-value="收入" table:formula="of:=IF(['2022'.$D39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9T17:32:39" table:style-name="ce8">
            <text:p>2022/7/29</text:p>
          </table:table-cell>
          <table:table-cell office:value-type="string" office:string-value="收入" table:formula="of:=IF(['2022'.$D398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9T21:43:39" table:style-name="ce8">
            <text:p>2022/7/29</text:p>
          </table:table-cell>
          <table:table-cell office:value-type="string" office:string-value="收入" table:formula="of:=IF(['2022'.$D39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29T23:11:12" table:style-name="ce8">
            <text:p>2022/7/29</text:p>
          </table:table-cell>
          <table:table-cell office:value-type="string" office:string-value="收入" table:formula="of:=IF(['2022'.$D40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30T19:16:49" table:style-name="ce8">
            <text:p>2022/7/30</text:p>
          </table:table-cell>
          <table:table-cell office:value-type="string" office:string-value="收入" table:formula="of:=IF(['2022'.$D40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31T20:23:09" table:style-name="ce8">
            <text:p>2022/7/31</text:p>
          </table:table-cell>
          <table:table-cell office:value-type="string" office:string-value="收入" table:formula="of:=IF(['2022'.$D40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7-31T23:26:54" table:style-name="ce8">
            <text:p>2022/7/31</text:p>
          </table:table-cell>
          <table:table-cell office:value-type="string" office:string-value="收入" table:formula="of:=IF(['2022'.$D40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1T00:00:00" table:style-name="ce8">
            <text:p>2022/8/1</text:p>
          </table:table-cell>
          <table:table-cell office:value-type="string" office:string-value="支出" table:formula="of:=IF(['2022'.$D404]&gt;0;&quot;收入&quot;;&quot;支出&quot;)" table:style-name="ce7">
            <text:p>支出</text:p>
          </table:table-cell>
          <table:table-cell office:value-type="string" table:style-name="ce4">
            <text:p>服务器费用</text:p>
          </table:table-cell>
          <table:table-cell office:value-type="currency" office:value="-69.11" table:style-name="ce13">
            <text:p>¥-69.11</text:p>
          </table:table-cell>
          <table:table-cell office:value-type="string" table:style-name="ce4">
            <text:p>服务器预存款10.00美元，计划用于2022年8月~2022年9月。</text:p>
          </table:table-cell>
          <table:table-cell table:number-columns-repeated="16379"/>
        </table:table-row>
        <table:table-row table:style-name="ro1">
          <table:table-cell office:value-type="date" office:date-value="2022-08-01T12:07:59" table:style-name="ce8">
            <text:p>2022/8/1</text:p>
          </table:table-cell>
          <table:table-cell office:value-type="string" office:string-value="收入" table:formula="of:=IF(['2022'.$D40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1T20:43:28" table:style-name="ce8">
            <text:p>2022/8/1</text:p>
          </table:table-cell>
          <table:table-cell office:value-type="string" office:string-value="收入" table:formula="of:=IF(['2022'.$D40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1T21:38:46" table:style-name="ce8">
            <text:p>2022/8/1</text:p>
          </table:table-cell>
          <table:table-cell office:value-type="string" office:string-value="收入" table:formula="of:=IF(['2022'.$D40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3T07:32:38" table:style-name="ce8">
            <text:p>2022/8/3</text:p>
          </table:table-cell>
          <table:table-cell office:value-type="string" office:string-value="收入" table:formula="of:=IF(['2022'.$D40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3T15:42:14" table:style-name="ce8">
            <text:p>2022/8/3</text:p>
          </table:table-cell>
          <table:table-cell office:value-type="string" office:string-value="收入" table:formula="of:=IF(['2022'.$D40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3T15:42:38" table:style-name="ce8">
            <text:p>2022/8/3</text:p>
          </table:table-cell>
          <table:table-cell office:value-type="string" office:string-value="收入" table:formula="of:=IF(['2022'.$D41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3T22:05:30" table:style-name="ce8">
            <text:p>2022/8/3</text:p>
          </table:table-cell>
          <table:table-cell office:value-type="string" office:string-value="收入" table:formula="of:=IF(['2022'.$D41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4T01:43:04" table:style-name="ce8">
            <text:p>2022/8/4</text:p>
          </table:table-cell>
          <table:table-cell office:value-type="string" office:string-value="收入" table:formula="of:=IF(['2022'.$D41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5" table:style-name="ce13">
            <text:p>¥1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5T19:44:40" table:style-name="ce8">
            <text:p>2022/8/5</text:p>
          </table:table-cell>
          <table:table-cell office:value-type="string" office:string-value="收入" table:formula="of:=IF(['2022'.$D41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6T17:15:40" table:style-name="ce8">
            <text:p>2022/8/6</text:p>
          </table:table-cell>
          <table:table-cell office:value-type="string" office:string-value="收入" table:formula="of:=IF(['2022'.$D41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6T20:53:36" table:style-name="ce8">
            <text:p>2022/8/6</text:p>
          </table:table-cell>
          <table:table-cell office:value-type="string" office:string-value="收入" table:formula="of:=IF(['2022'.$D41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8T14:03:42" table:style-name="ce8">
            <text:p>2022/8/8</text:p>
          </table:table-cell>
          <table:table-cell office:value-type="string" office:string-value="收入" table:formula="of:=IF(['2022'.$D41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8T23:17:16" table:style-name="ce6">
            <text:p>2022/8/8</text:p>
          </table:table-cell>
          <table:table-cell office:value-type="string" office:string-value="收入" table:formula="of:=IF(['2022'.$D417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8-09T00:03:56" table:style-name="ce8">
            <text:p>2022/8/9</text:p>
          </table:table-cell>
          <table:table-cell office:value-type="string" office:string-value="收入" table:formula="of:=IF(['2022'.$D418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02:51:48" table:style-name="ce8">
            <text:p>2022/8/9</text:p>
          </table:table-cell>
          <table:table-cell office:value-type="string" office:string-value="收入" table:formula="of:=IF(['2022'.$D41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07:54:21" table:style-name="ce8">
            <text:p>2022/8/9</text:p>
          </table:table-cell>
          <table:table-cell office:value-type="string" office:string-value="收入" table:formula="of:=IF(['2022'.$D42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08:56:44" table:style-name="ce8">
            <text:p>2022/8/9</text:p>
          </table:table-cell>
          <table:table-cell office:value-type="string" office:string-value="收入" table:formula="of:=IF(['2022'.$D42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10:05:16" table:style-name="ce6">
            <text:p>2022/8/9</text:p>
          </table:table-cell>
          <table:table-cell office:value-type="string" office:string-value="收入" table:formula="of:=IF(['2022'.$D422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8-09T10:51:52" table:style-name="ce8">
            <text:p>2022/8/9</text:p>
          </table:table-cell>
          <table:table-cell office:value-type="string" office:string-value="收入" table:formula="of:=IF(['2022'.$D42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11:36:20" table:style-name="ce8">
            <text:p>2022/8/9</text:p>
          </table:table-cell>
          <table:table-cell office:value-type="string" office:string-value="收入" table:formula="of:=IF(['2022'.$D42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3" table:style-name="ce13">
            <text:p>¥3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11:58:19" table:style-name="ce8">
            <text:p>2022/8/9</text:p>
          </table:table-cell>
          <table:table-cell office:value-type="string" office:string-value="收入" table:formula="of:=IF(['2022'.$D425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6.66" table:style-name="ce13">
            <text:p>¥6.6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15:49:57" table:style-name="ce8">
            <text:p>2022/8/9</text:p>
          </table:table-cell>
          <table:table-cell office:value-type="string" office:string-value="收入" table:formula="of:=IF(['2022'.$D42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18:47:06" table:style-name="ce8">
            <text:p>2022/8/9</text:p>
          </table:table-cell>
          <table:table-cell office:value-type="string" office:string-value="收入" table:formula="of:=IF(['2022'.$D42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18:49:44" table:style-name="ce8">
            <text:p>2022/8/9</text:p>
          </table:table-cell>
          <table:table-cell office:value-type="string" office:string-value="收入" table:formula="of:=IF(['2022'.$D428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19:01:18" table:style-name="ce8">
            <text:p>2022/8/9</text:p>
          </table:table-cell>
          <table:table-cell office:value-type="string" office:string-value="收入" table:formula="of:=IF(['2022'.$D42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19:21:50" table:style-name="ce8">
            <text:p>2022/8/9</text:p>
          </table:table-cell>
          <table:table-cell office:value-type="string" office:string-value="收入" table:formula="of:=IF(['2022'.$D43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09T22:13:05" table:style-name="ce8">
            <text:p>2022/8/9</text:p>
          </table:table-cell>
          <table:table-cell office:value-type="string" office:string-value="收入" table:formula="of:=IF(['2022'.$D43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0T12:13:57" table:style-name="ce8">
            <text:p>2022/8/10</text:p>
          </table:table-cell>
          <table:table-cell office:value-type="string" office:string-value="收入" table:formula="of:=IF(['2022'.$D43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0T13:08:06" table:style-name="ce8">
            <text:p>2022/8/10</text:p>
          </table:table-cell>
          <table:table-cell office:value-type="string" office:string-value="收入" table:formula="of:=IF(['2022'.$D43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0T13:50:26" table:style-name="ce8">
            <text:p>2022/8/10</text:p>
          </table:table-cell>
          <table:table-cell office:value-type="string" office:string-value="收入" table:formula="of:=IF(['2022'.$D43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0T15:53:11" table:style-name="ce8">
            <text:p>2022/8/10</text:p>
          </table:table-cell>
          <table:table-cell office:value-type="string" office:string-value="收入" table:formula="of:=IF(['2022'.$D43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0T19:54:58" table:style-name="ce8">
            <text:p>2022/8/10</text:p>
          </table:table-cell>
          <table:table-cell office:value-type="string" office:string-value="收入" table:formula="of:=IF(['2022'.$D43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0T19:59:33" table:style-name="ce8">
            <text:p>2022/8/10</text:p>
          </table:table-cell>
          <table:table-cell office:value-type="string" office:string-value="收入" table:formula="of:=IF(['2022'.$D437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0T20:14:41" table:style-name="ce8">
            <text:p>2022/8/10</text:p>
          </table:table-cell>
          <table:table-cell office:value-type="string" office:string-value="收入" table:formula="of:=IF(['2022'.$D43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0T20:20:32" table:style-name="ce8">
            <text:p>2022/8/10</text:p>
          </table:table-cell>
          <table:table-cell office:value-type="string" office:string-value="收入" table:formula="of:=IF(['2022'.$D43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1T15:13:38" table:style-name="ce8">
            <text:p>2022/8/11</text:p>
          </table:table-cell>
          <table:table-cell office:value-type="string" office:string-value="收入" table:formula="of:=IF(['2022'.$D44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1T18:34:09" table:style-name="ce8">
            <text:p>2022/8/11</text:p>
          </table:table-cell>
          <table:table-cell office:value-type="string" office:string-value="收入" table:formula="of:=IF(['2022'.$D44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2T17:26:22" table:style-name="ce8">
            <text:p>2022/8/12</text:p>
          </table:table-cell>
          <table:table-cell office:value-type="string" office:string-value="收入" table:formula="of:=IF(['2022'.$D44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2T17:29:57" table:style-name="ce8">
            <text:p>2022/8/12</text:p>
          </table:table-cell>
          <table:table-cell office:value-type="string" office:string-value="收入" table:formula="of:=IF(['2022'.$D44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3T20:07:27" table:style-name="ce8">
            <text:p>2022/8/13</text:p>
          </table:table-cell>
          <table:table-cell office:value-type="string" office:string-value="收入" table:formula="of:=IF(['2022'.$D44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3T21:23:10" table:style-name="ce8">
            <text:p>2022/8/13</text:p>
          </table:table-cell>
          <table:table-cell office:value-type="string" office:string-value="收入" table:formula="of:=IF(['2022'.$D44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4T10:19:11" table:style-name="ce8">
            <text:p>2022/8/14</text:p>
          </table:table-cell>
          <table:table-cell office:value-type="string" office:string-value="收入" table:formula="of:=IF(['2022'.$D44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4T15:29:14" table:style-name="ce6">
            <text:p>2022/8/14</text:p>
          </table:table-cell>
          <table:table-cell office:value-type="string" office:string-value="收入" table:formula="of:=IF(['2022'.$D447]&gt;0;&quot;收入&quot;;&quot;支出&quot;)" table:style-name="ce5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8-14T19:31:50" table:style-name="ce8">
            <text:p>2022/8/14</text:p>
          </table:table-cell>
          <table:table-cell office:value-type="string" office:string-value="收入" table:formula="of:=IF(['2022'.$D44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5T11:01:09" table:style-name="ce8">
            <text:p>2022/8/15</text:p>
          </table:table-cell>
          <table:table-cell office:value-type="string" office:string-value="收入" table:formula="of:=IF(['2022'.$D44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6T01:08:35" table:style-name="ce8">
            <text:p>2022/8/16</text:p>
          </table:table-cell>
          <table:table-cell office:value-type="string" office:string-value="收入" table:formula="of:=IF(['2022'.$D45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" table:style-name="ce13">
            <text:p>¥2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6T06:12:28" table:style-name="ce8">
            <text:p>2022/8/16</text:p>
          </table:table-cell>
          <table:table-cell office:value-type="string" office:string-value="收入" table:formula="of:=IF(['2022'.$D45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6T23:34:23" table:style-name="ce8">
            <text:p>2022/8/16</text:p>
          </table:table-cell>
          <table:table-cell office:value-type="string" office:string-value="收入" table:formula="of:=IF(['2022'.$D45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6T23:34:46" table:style-name="ce8">
            <text:p>2022/8/16</text:p>
          </table:table-cell>
          <table:table-cell office:value-type="string" office:string-value="收入" table:formula="of:=IF(['2022'.$D45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17T14:35:09" table:style-name="ce8">
            <text:p>2022/8/17</text:p>
          </table:table-cell>
          <table:table-cell office:value-type="string" office:string-value="收入" table:formula="of:=IF(['2022'.$D45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22T23:25:55" table:style-name="ce8">
            <text:p>2022/8/22</text:p>
          </table:table-cell>
          <table:table-cell office:value-type="string" office:string-value="收入" table:formula="of:=IF(['2022'.$D455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23T12:17:14" table:style-name="ce8">
            <text:p>2022/8/23</text:p>
          </table:table-cell>
          <table:table-cell office:value-type="string" office:string-value="收入" table:formula="of:=IF(['2022'.$D45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25T12:23:56" table:style-name="ce8">
            <text:p>2022/8/25</text:p>
          </table:table-cell>
          <table:table-cell office:value-type="string" office:string-value="收入" table:formula="of:=IF(['2022'.$D45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25T18:55:12" table:style-name="ce8">
            <text:p>2022/8/25</text:p>
          </table:table-cell>
          <table:table-cell office:value-type="string" office:string-value="收入" table:formula="of:=IF(['2022'.$D45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26T21:13:52" table:style-name="ce8">
            <text:p>2022/8/26</text:p>
          </table:table-cell>
          <table:table-cell office:value-type="string" office:string-value="收入" table:formula="of:=IF(['2022'.$D45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27T10:44:38" table:style-name="ce8">
            <text:p>2022/8/27</text:p>
          </table:table-cell>
          <table:table-cell office:value-type="string" office:string-value="收入" table:formula="of:=IF(['2022'.$D46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27T16:37:10" table:style-name="ce8">
            <text:p>2022/8/27</text:p>
          </table:table-cell>
          <table:table-cell office:value-type="string" office:string-value="收入" table:formula="of:=IF(['2022'.$D46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29T18:14:54" table:style-name="ce8">
            <text:p>2022/8/29</text:p>
          </table:table-cell>
          <table:table-cell office:value-type="string" office:string-value="收入" table:formula="of:=IF(['2022'.$D46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30T08:02:01" table:style-name="ce8">
            <text:p>2022/8/30</text:p>
          </table:table-cell>
          <table:table-cell office:value-type="string" office:string-value="收入" table:formula="of:=IF(['2022'.$D46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31T23:04:57" table:style-name="ce8">
            <text:p>2022/8/31</text:p>
          </table:table-cell>
          <table:table-cell office:value-type="string" office:string-value="收入" table:formula="of:=IF(['2022'.$D46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8-31T23:54:40" table:style-name="ce8">
            <text:p>2022/8/31</text:p>
          </table:table-cell>
          <table:table-cell office:value-type="string" office:string-value="收入" table:formula="of:=IF(['2022'.$D465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01T21:05:16" table:style-name="ce8">
            <text:p>2022/9/1</text:p>
          </table:table-cell>
          <table:table-cell office:value-type="string" office:string-value="收入" table:formula="of:=IF(['2022'.$D46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01T22:00:17" table:style-name="ce8">
            <text:p>2022/9/1</text:p>
          </table:table-cell>
          <table:table-cell office:value-type="string" office:string-value="收入" table:formula="of:=IF(['2022'.$D467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02T14:00:23" table:style-name="ce8">
            <text:p>2022/9/2</text:p>
          </table:table-cell>
          <table:table-cell office:value-type="string" office:string-value="收入" table:formula="of:=IF(['2022'.$D46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03T16:15:36" table:style-name="ce8">
            <text:p>2022/9/3</text:p>
          </table:table-cell>
          <table:table-cell office:value-type="string" office:string-value="收入" table:formula="of:=IF(['2022'.$D46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09T19:40:04" table:style-name="ce8">
            <text:p>2022/9/9</text:p>
          </table:table-cell>
          <table:table-cell office:value-type="string" office:string-value="收入" table:formula="of:=IF(['2022'.$D47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09T22:40:09" table:style-name="ce8">
            <text:p>2022/9/9</text:p>
          </table:table-cell>
          <table:table-cell office:value-type="string" office:string-value="收入" table:formula="of:=IF(['2022'.$D47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0T07:52:48" table:style-name="ce8">
            <text:p>2022/9/10</text:p>
          </table:table-cell>
          <table:table-cell office:value-type="string" office:string-value="收入" table:formula="of:=IF(['2022'.$D47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0T11:22:49" table:style-name="ce8">
            <text:p>2022/9/10</text:p>
          </table:table-cell>
          <table:table-cell office:value-type="string" office:string-value="收入" table:formula="of:=IF(['2022'.$D47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0T13:04:48" table:style-name="ce8">
            <text:p>2022/9/10</text:p>
          </table:table-cell>
          <table:table-cell office:value-type="string" office:string-value="收入" table:formula="of:=IF(['2022'.$D47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0T15:13:21" table:style-name="ce8">
            <text:p>2022/9/10</text:p>
          </table:table-cell>
          <table:table-cell office:value-type="string" office:string-value="收入" table:formula="of:=IF(['2022'.$D475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1T01:39:27" table:style-name="ce8">
            <text:p>2022/9/11</text:p>
          </table:table-cell>
          <table:table-cell office:value-type="string" office:string-value="收入" table:formula="of:=IF(['2022'.$D47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1T12:39:55" table:style-name="ce8">
            <text:p>2022/9/11</text:p>
          </table:table-cell>
          <table:table-cell office:value-type="string" office:string-value="收入" table:formula="of:=IF(['2022'.$D477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1T19:39:43" table:style-name="ce8">
            <text:p>2022/9/11</text:p>
          </table:table-cell>
          <table:table-cell office:value-type="string" office:string-value="收入" table:formula="of:=IF(['2022'.$D47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2T11:10:02" table:style-name="ce8">
            <text:p>2022/9/12</text:p>
          </table:table-cell>
          <table:table-cell office:value-type="string" office:string-value="收入" table:formula="of:=IF(['2022'.$D47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2T12:31:26" table:style-name="ce8">
            <text:p>2022/9/12</text:p>
          </table:table-cell>
          <table:table-cell office:value-type="string" office:string-value="收入" table:formula="of:=IF(['2022'.$D48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0" table:style-name="ce13">
            <text:p>¥10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2T13:43:25" table:style-name="ce8">
            <text:p>2022/9/12</text:p>
          </table:table-cell>
          <table:table-cell office:value-type="string" office:string-value="收入" table:formula="of:=IF(['2022'.$D48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2T15:23:00" table:style-name="ce8">
            <text:p>2022/9/12</text:p>
          </table:table-cell>
          <table:table-cell office:value-type="string" office:string-value="收入" table:formula="of:=IF(['2022'.$D48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2T21:34:53" table:style-name="ce8">
            <text:p>2022/9/12</text:p>
          </table:table-cell>
          <table:table-cell office:value-type="string" office:string-value="收入" table:formula="of:=IF(['2022'.$D48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2T21:59:12" table:style-name="ce8">
            <text:p>2022/9/12</text:p>
          </table:table-cell>
          <table:table-cell office:value-type="string" office:string-value="收入" table:formula="of:=IF(['2022'.$D48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3T10:14:21" table:style-name="ce6">
            <text:p>2022/9/13</text:p>
          </table:table-cell>
          <table:table-cell office:value-type="string" office:string-value="收入" table:formula="of:=IF(['2022'.$D485]&gt;0;&quot;收入&quot;;&quot;支出&quot;)" table:style-name="ce5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9-13T10:29:14" table:style-name="ce8">
            <text:p>2022/9/13</text:p>
          </table:table-cell>
          <table:table-cell office:value-type="string" office:string-value="收入" table:formula="of:=IF(['2022'.$D48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3T14:09:26" table:style-name="ce8">
            <text:p>2022/9/13</text:p>
          </table:table-cell>
          <table:table-cell office:value-type="string" office:string-value="收入" table:formula="of:=IF(['2022'.$D487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3T14:35:24" table:style-name="ce8">
            <text:p>2022/9/13</text:p>
          </table:table-cell>
          <table:table-cell office:value-type="string" office:string-value="收入" table:formula="of:=IF(['2022'.$D488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" table:style-name="ce13">
            <text:p>¥2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3T14:57:22" table:style-name="ce8">
            <text:p>2022/9/13</text:p>
          </table:table-cell>
          <table:table-cell office:value-type="string" office:string-value="收入" table:formula="of:=IF(['2022'.$D48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3T17:12:59" table:style-name="ce8">
            <text:p>2022/9/13</text:p>
          </table:table-cell>
          <table:table-cell office:value-type="string" office:string-value="收入" table:formula="of:=IF(['2022'.$D49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3T17:58:08" table:style-name="ce8">
            <text:p>2022/9/13</text:p>
          </table:table-cell>
          <table:table-cell office:value-type="string" office:string-value="收入" table:formula="of:=IF(['2022'.$D49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3T21:58:01" table:style-name="ce8">
            <text:p>2022/9/13</text:p>
          </table:table-cell>
          <table:table-cell office:value-type="string" office:string-value="收入" table:formula="of:=IF(['2022'.$D49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6.66" table:style-name="ce13">
            <text:p>¥6.6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3T23:19:41" table:style-name="ce8">
            <text:p>2022/9/13</text:p>
          </table:table-cell>
          <table:table-cell office:value-type="string" office:string-value="收入" table:formula="of:=IF(['2022'.$D49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4T00:29:25" table:style-name="ce8">
            <text:p>2022/9/14</text:p>
          </table:table-cell>
          <table:table-cell office:value-type="string" office:string-value="收入" table:formula="of:=IF(['2022'.$D49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4T10:26:08" table:style-name="ce8">
            <text:p>2022/9/14</text:p>
          </table:table-cell>
          <table:table-cell office:value-type="string" office:string-value="收入" table:formula="of:=IF(['2022'.$D495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4T11:36:12" table:style-name="ce8">
            <text:p>2022/9/14</text:p>
          </table:table-cell>
          <table:table-cell office:value-type="string" office:string-value="收入" table:formula="of:=IF(['2022'.$D49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4T12:50:01" table:style-name="ce8">
            <text:p>2022/9/14</text:p>
          </table:table-cell>
          <table:table-cell office:value-type="string" office:string-value="收入" table:formula="of:=IF(['2022'.$D49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4T13:53:40" table:style-name="ce6">
            <text:p>2022/9/14</text:p>
          </table:table-cell>
          <table:table-cell office:value-type="string" office:string-value="收入" table:formula="of:=IF(['2022'.$D498]&gt;0;&quot;收入&quot;;&quot;支出&quot;)" table:style-name="ce5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09-15T17:29:49" table:style-name="ce8">
            <text:p>2022/9/15</text:p>
          </table:table-cell>
          <table:table-cell office:value-type="string" office:string-value="收入" table:formula="of:=IF(['2022'.$D49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7T12:29:43" table:style-name="ce8">
            <text:p>2022/9/17</text:p>
          </table:table-cell>
          <table:table-cell office:value-type="string" office:string-value="收入" table:formula="of:=IF(['2022'.$D50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7T12:59:09" table:style-name="ce8">
            <text:p>2022/9/17</text:p>
          </table:table-cell>
          <table:table-cell office:value-type="string" office:string-value="收入" table:formula="of:=IF(['2022'.$D50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7T19:29:11" table:style-name="ce8">
            <text:p>2022/9/17</text:p>
          </table:table-cell>
          <table:table-cell office:value-type="string" office:string-value="收入" table:formula="of:=IF(['2022'.$D50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8T12:16:32" table:style-name="ce8">
            <text:p>2022/9/18</text:p>
          </table:table-cell>
          <table:table-cell office:value-type="string" office:string-value="收入" table:formula="of:=IF(['2022'.$D50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9T00:54:37" table:style-name="ce8">
            <text:p>2022/9/19</text:p>
          </table:table-cell>
          <table:table-cell office:value-type="string" office:string-value="收入" table:formula="of:=IF(['2022'.$D50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19T21:13:40" table:style-name="ce8">
            <text:p>2022/9/19</text:p>
          </table:table-cell>
          <table:table-cell office:value-type="string" office:string-value="收入" table:formula="of:=IF(['2022'.$D50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0T09:45:50" table:style-name="ce8">
            <text:p>2022/9/20</text:p>
          </table:table-cell>
          <table:table-cell office:value-type="string" office:string-value="收入" table:formula="of:=IF(['2022'.$D50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0T14:30:08" table:style-name="ce8">
            <text:p>2022/9/20</text:p>
          </table:table-cell>
          <table:table-cell office:value-type="string" office:string-value="收入" table:formula="of:=IF(['2022'.$D507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1T18:07:15" table:style-name="ce8">
            <text:p>2022/9/21</text:p>
          </table:table-cell>
          <table:table-cell office:value-type="string" office:string-value="收入" table:formula="of:=IF(['2022'.$D50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2T12:41:36" table:style-name="ce8">
            <text:p>2022/9/22</text:p>
          </table:table-cell>
          <table:table-cell office:value-type="string" office:string-value="收入" table:formula="of:=IF(['2022'.$D50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3T10:45:51" table:style-name="ce8">
            <text:p>2022/9/23</text:p>
          </table:table-cell>
          <table:table-cell office:value-type="string" office:string-value="收入" table:formula="of:=IF(['2022'.$D51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3T11:40:15" table:style-name="ce8">
            <text:p>2022/9/23</text:p>
          </table:table-cell>
          <table:table-cell office:value-type="string" office:string-value="收入" table:formula="of:=IF(['2022'.$D51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1.05" table:style-name="ce13">
            <text:p>¥1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4T19:05:17" table:style-name="ce8">
            <text:p>2022/9/24</text:p>
          </table:table-cell>
          <table:table-cell office:value-type="string" office:string-value="收入" table:formula="of:=IF(['2022'.$D51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5T08:22:36" table:style-name="ce8">
            <text:p>2022/9/25</text:p>
          </table:table-cell>
          <table:table-cell office:value-type="string" office:string-value="收入" table:formula="of:=IF(['2022'.$D51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64" table:style-name="ce13">
            <text:p>¥0.6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5T08:23:43" table:style-name="ce8">
            <text:p>2022/9/25</text:p>
          </table:table-cell>
          <table:table-cell office:value-type="string" office:string-value="收入" table:formula="of:=IF(['2022'.$D51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5T19:42:38" table:style-name="ce8">
            <text:p>2022/9/25</text:p>
          </table:table-cell>
          <table:table-cell office:value-type="string" office:string-value="收入" table:formula="of:=IF(['2022'.$D51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28999999999999998" table:style-name="ce13">
            <text:p>¥0.29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5T21:06:20" table:style-name="ce8">
            <text:p>2022/9/25</text:p>
          </table:table-cell>
          <table:table-cell office:value-type="string" office:string-value="收入" table:formula="of:=IF(['2022'.$D51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5T23:14:22" table:style-name="ce8">
            <text:p>2022/9/25</text:p>
          </table:table-cell>
          <table:table-cell office:value-type="string" office:string-value="收入" table:formula="of:=IF(['2022'.$D517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6T19:49:57" table:style-name="ce8">
            <text:p>2022/9/26</text:p>
          </table:table-cell>
          <table:table-cell office:value-type="string" office:string-value="收入" table:formula="of:=IF(['2022'.$D51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7T07:45:03" table:style-name="ce8">
            <text:p>2022/9/27</text:p>
          </table:table-cell>
          <table:table-cell office:value-type="string" office:string-value="收入" table:formula="of:=IF(['2022'.$D51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7T16:03:19" table:style-name="ce8">
            <text:p>2022/9/27</text:p>
          </table:table-cell>
          <table:table-cell office:value-type="string" office:string-value="收入" table:formula="of:=IF(['2022'.$D52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7T16:15:55" table:style-name="ce8">
            <text:p>2022/9/27</text:p>
          </table:table-cell>
          <table:table-cell office:value-type="string" office:string-value="收入" table:formula="of:=IF(['2022'.$D52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8T10:39:05" table:style-name="ce8">
            <text:p>2022/9/28</text:p>
          </table:table-cell>
          <table:table-cell office:value-type="string" office:string-value="收入" table:formula="of:=IF(['2022'.$D52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8T18:02:02" table:style-name="ce8">
            <text:p>2022/9/28</text:p>
          </table:table-cell>
          <table:table-cell office:value-type="string" office:string-value="收入" table:formula="of:=IF(['2022'.$D52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8T21:01:38" table:style-name="ce8">
            <text:p>2022/9/28</text:p>
          </table:table-cell>
          <table:table-cell office:value-type="string" office:string-value="收入" table:formula="of:=IF(['2022'.$D52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12" table:style-name="ce13">
            <text:p>¥0.1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8T22:27:49" table:style-name="ce8">
            <text:p>2022/9/28</text:p>
          </table:table-cell>
          <table:table-cell office:value-type="string" office:string-value="收入" table:formula="of:=IF(['2022'.$D52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8T22:42:06" table:style-name="ce8">
            <text:p>2022/9/28</text:p>
          </table:table-cell>
          <table:table-cell office:value-type="string" office:string-value="收入" table:formula="of:=IF(['2022'.$D52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9T11:54:16" table:style-name="ce8">
            <text:p>2022/9/29</text:p>
          </table:table-cell>
          <table:table-cell office:value-type="string" office:string-value="收入" table:formula="of:=IF(['2022'.$D52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29T19:46:17" table:style-name="ce8">
            <text:p>2022/9/29</text:p>
          </table:table-cell>
          <table:table-cell office:value-type="string" office:string-value="收入" table:formula="of:=IF(['2022'.$D52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09-30T08:03:48" table:style-name="ce8">
            <text:p>2022/9/30</text:p>
          </table:table-cell>
          <table:table-cell office:value-type="string" office:string-value="收入" table:formula="of:=IF(['2022'.$D52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1T13:00:01" table:style-name="ce8">
            <text:p>2022/10/1</text:p>
          </table:table-cell>
          <table:table-cell office:value-type="string" office:string-value="收入" table:formula="of:=IF(['2022'.$D53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1T16:44:52" table:style-name="ce8">
            <text:p>2022/10/1</text:p>
          </table:table-cell>
          <table:table-cell office:value-type="string" office:string-value="收入" table:formula="of:=IF(['2022'.$D53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2T08:56:47" table:style-name="ce8">
            <text:p>2022/10/2</text:p>
          </table:table-cell>
          <table:table-cell office:value-type="string" office:string-value="收入" table:formula="of:=IF(['2022'.$D53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3T15:17:56" table:style-name="ce8">
            <text:p>2022/10/3</text:p>
          </table:table-cell>
          <table:table-cell office:value-type="string" office:string-value="收入" table:formula="of:=IF(['2022'.$D53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3T20:09:17" table:style-name="ce8">
            <text:p>2022/10/3</text:p>
          </table:table-cell>
          <table:table-cell office:value-type="string" office:string-value="收入" table:formula="of:=IF(['2022'.$D53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4T17:34:02" table:style-name="ce8">
            <text:p>2022/10/4</text:p>
          </table:table-cell>
          <table:table-cell office:value-type="string" office:string-value="收入" table:formula="of:=IF(['2022'.$D53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4T20:01:13" table:style-name="ce8">
            <text:p>2022/10/4</text:p>
          </table:table-cell>
          <table:table-cell office:value-type="string" office:string-value="收入" table:formula="of:=IF(['2022'.$D53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4T22:33:28" table:style-name="ce8">
            <text:p>2022/10/4</text:p>
          </table:table-cell>
          <table:table-cell office:value-type="string" office:string-value="收入" table:formula="of:=IF(['2022'.$D537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5T00:05:52" table:style-name="ce8">
            <text:p>2022/10/5</text:p>
          </table:table-cell>
          <table:table-cell office:value-type="string" office:string-value="收入" table:formula="of:=IF(['2022'.$D538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5T10:11:54" table:style-name="ce8">
            <text:p>2022/10/5</text:p>
          </table:table-cell>
          <table:table-cell office:value-type="string" office:string-value="收入" table:formula="of:=IF(['2022'.$D53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5T11:25:38" table:style-name="ce8">
            <text:p>2022/10/5</text:p>
          </table:table-cell>
          <table:table-cell office:value-type="string" office:string-value="收入" table:formula="of:=IF(['2022'.$D54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0.05" table:style-name="ce13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5T19:06:44" table:style-name="ce8">
            <text:p>2022/10/5</text:p>
          </table:table-cell>
          <table:table-cell office:value-type="string" office:string-value="收入" table:formula="of:=IF(['2022'.$D54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6T10:53:38" table:style-name="ce8">
            <text:p>2022/10/6</text:p>
          </table:table-cell>
          <table:table-cell office:value-type="string" office:string-value="收入" table:formula="of:=IF(['2022'.$D54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6T13:16:44" table:style-name="ce8">
            <text:p>2022/10/6</text:p>
          </table:table-cell>
          <table:table-cell office:value-type="string" office:string-value="收入" table:formula="of:=IF(['2022'.$D54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6T16:26:53" table:style-name="ce8">
            <text:p>2022/10/6</text:p>
          </table:table-cell>
          <table:table-cell office:value-type="string" office:string-value="收入" table:formula="of:=IF(['2022'.$D54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7T10:49:35" table:style-name="ce8">
            <text:p>2022/10/7</text:p>
          </table:table-cell>
          <table:table-cell office:value-type="string" office:string-value="收入" table:formula="of:=IF(['2022'.$D54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7T14:47:29" table:style-name="ce8">
            <text:p>2022/10/7</text:p>
          </table:table-cell>
          <table:table-cell office:value-type="string" office:string-value="收入" table:formula="of:=IF(['2022'.$D54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7T17:40:23" table:style-name="ce8">
            <text:p>2022/10/7</text:p>
          </table:table-cell>
          <table:table-cell office:value-type="string" office:string-value="收入" table:formula="of:=IF(['2022'.$D54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5" table:style-name="ce13">
            <text:p>¥0.0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8T08:35:11" table:style-name="ce8">
            <text:p>2022/10/8</text:p>
          </table:table-cell>
          <table:table-cell office:value-type="string" office:string-value="收入" table:formula="of:=IF(['2022'.$D54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8T18:25:15" table:style-name="ce8">
            <text:p>2022/10/8</text:p>
          </table:table-cell>
          <table:table-cell office:value-type="string" office:string-value="收入" table:formula="of:=IF(['2022'.$D54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08T18:53:56" table:style-name="ce8">
            <text:p>2022/10/8</text:p>
          </table:table-cell>
          <table:table-cell office:value-type="string" office:string-value="收入" table:formula="of:=IF(['2022'.$D55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0T06:35:51" table:style-name="ce8">
            <text:p>2022/10/10</text:p>
          </table:table-cell>
          <table:table-cell office:value-type="string" office:string-value="收入" table:formula="of:=IF(['2022'.$D55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0T18:33:55" table:style-name="ce8">
            <text:p>2022/10/10</text:p>
          </table:table-cell>
          <table:table-cell office:value-type="string" office:string-value="收入" table:formula="of:=IF(['2022'.$D55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0T22:20:53" table:style-name="ce8">
            <text:p>2022/10/10</text:p>
          </table:table-cell>
          <table:table-cell office:value-type="string" office:string-value="收入" table:formula="of:=IF(['2022'.$D55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1T08:57:59" table:style-name="ce8">
            <text:p>2022/10/11</text:p>
          </table:table-cell>
          <table:table-cell office:value-type="string" office:string-value="收入" table:formula="of:=IF(['2022'.$D55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6" table:style-name="ce13">
            <text:p>¥0.0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1T11:37:20" table:style-name="ce8">
            <text:p>2022/10/11</text:p>
          </table:table-cell>
          <table:table-cell office:value-type="string" office:string-value="收入" table:formula="of:=IF(['2022'.$D555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1T17:02:19" table:style-name="ce8">
            <text:p>2022/10/11</text:p>
          </table:table-cell>
          <table:table-cell office:value-type="string" office:string-value="收入" table:formula="of:=IF(['2022'.$D55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1T17:04:15" table:style-name="ce8">
            <text:p>2022/10/11</text:p>
          </table:table-cell>
          <table:table-cell office:value-type="string" office:string-value="收入" table:formula="of:=IF(['2022'.$D55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1T17:10:05" table:style-name="ce6">
            <text:p>2022/10/11</text:p>
          </table:table-cell>
          <table:table-cell office:value-type="string" office:string-value="收入" table:formula="of:=IF(['2022'.$D558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0-12T12:45:09" table:style-name="ce8">
            <text:p>2022/10/12</text:p>
          </table:table-cell>
          <table:table-cell office:value-type="string" office:string-value="收入" table:formula="of:=IF(['2022'.$D55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3T14:04:32" table:style-name="ce8">
            <text:p>2022/10/13</text:p>
          </table:table-cell>
          <table:table-cell office:value-type="string" office:string-value="收入" table:formula="of:=IF(['2022'.$D56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3T14:58:20" table:style-name="ce8">
            <text:p>2022/10/13</text:p>
          </table:table-cell>
          <table:table-cell office:value-type="string" office:string-value="收入" table:formula="of:=IF(['2022'.$D56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3T16:27:14" table:style-name="ce8">
            <text:p>2022/10/13</text:p>
          </table:table-cell>
          <table:table-cell office:value-type="string" office:string-value="收入" table:formula="of:=IF(['2022'.$D56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3T23:40:20" table:style-name="ce8">
            <text:p>2022/10/13</text:p>
          </table:table-cell>
          <table:table-cell office:value-type="string" office:string-value="收入" table:formula="of:=IF(['2022'.$D56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4T11:08:56" table:style-name="ce8">
            <text:p>2022/10/14</text:p>
          </table:table-cell>
          <table:table-cell office:value-type="string" office:string-value="收入" table:formula="of:=IF(['2022'.$D56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4T20:31:52" table:style-name="ce8">
            <text:p>2022/10/14</text:p>
          </table:table-cell>
          <table:table-cell office:value-type="string" office:string-value="收入" table:formula="of:=IF(['2022'.$D56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5T08:56:09" table:style-name="ce8">
            <text:p>2022/10/15</text:p>
          </table:table-cell>
          <table:table-cell office:value-type="string" office:string-value="收入" table:formula="of:=IF(['2022'.$D56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5T14:08:36" table:style-name="ce8">
            <text:p>2022/10/15</text:p>
          </table:table-cell>
          <table:table-cell office:value-type="string" office:string-value="收入" table:formula="of:=IF(['2022'.$D56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5T17:18:51" table:style-name="ce8">
            <text:p>2022/10/15</text:p>
          </table:table-cell>
          <table:table-cell office:value-type="string" office:string-value="收入" table:formula="of:=IF(['2022'.$D56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5T21:11:28" table:style-name="ce8">
            <text:p>2022/10/15</text:p>
          </table:table-cell>
          <table:table-cell office:value-type="string" office:string-value="收入" table:formula="of:=IF(['2022'.$D56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6T17:34:22" table:style-name="ce8">
            <text:p>2022/10/16</text:p>
          </table:table-cell>
          <table:table-cell office:value-type="string" office:string-value="收入" table:formula="of:=IF(['2022'.$D57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6T23:39:52" table:style-name="ce8">
            <text:p>2022/10/16</text:p>
          </table:table-cell>
          <table:table-cell office:value-type="string" office:string-value="收入" table:formula="of:=IF(['2022'.$D57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7T10:41:03" table:style-name="ce8">
            <text:p>2022/10/17</text:p>
          </table:table-cell>
          <table:table-cell office:value-type="string" office:string-value="收入" table:formula="of:=IF(['2022'.$D57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7T16:44:54" table:style-name="ce6">
            <text:p>2022/10/17</text:p>
          </table:table-cell>
          <table:table-cell office:value-type="string" office:string-value="收入" table:formula="of:=IF(['2022'.$D573]&gt;0;&quot;收入&quot;;&quot;支出&quot;)" table:style-name="ce5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0-17T18:24:14" table:style-name="ce8">
            <text:p>2022/10/17</text:p>
          </table:table-cell>
          <table:table-cell office:value-type="string" office:string-value="收入" table:formula="of:=IF(['2022'.$D57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8T15:15:11" table:style-name="ce6">
            <text:p>2022/10/18</text:p>
          </table:table-cell>
          <table:table-cell office:value-type="string" office:string-value="收入" table:formula="of:=IF(['2022'.$D575]&gt;0;&quot;收入&quot;;&quot;支出&quot;)" table:style-name="ce5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0-19T11:59:44" table:style-name="ce8">
            <text:p>2022/10/19</text:p>
          </table:table-cell>
          <table:table-cell office:value-type="string" office:string-value="收入" table:formula="of:=IF(['2022'.$D57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9T13:44:13" table:style-name="ce8">
            <text:p>2022/10/19</text:p>
          </table:table-cell>
          <table:table-cell office:value-type="string" office:string-value="收入" table:formula="of:=IF(['2022'.$D577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9T16:12:44" table:style-name="ce8">
            <text:p>2022/10/19</text:p>
          </table:table-cell>
          <table:table-cell office:value-type="string" office:string-value="收入" table:formula="of:=IF(['2022'.$D578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19T17:16:37" table:style-name="ce8">
            <text:p>2022/10/19</text:p>
          </table:table-cell>
          <table:table-cell office:value-type="string" office:string-value="收入" table:formula="of:=IF(['2022'.$D57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1T21:29:55" table:style-name="ce8">
            <text:p>2022/10/21</text:p>
          </table:table-cell>
          <table:table-cell office:value-type="string" office:string-value="收入" table:formula="of:=IF(['2022'.$D58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1T23:52:05" table:style-name="ce8">
            <text:p>2022/10/21</text:p>
          </table:table-cell>
          <table:table-cell office:value-type="string" office:string-value="收入" table:formula="of:=IF(['2022'.$D58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2T21:19:47" table:style-name="ce8">
            <text:p>2022/10/22</text:p>
          </table:table-cell>
          <table:table-cell office:value-type="string" office:string-value="收入" table:formula="of:=IF(['2022'.$D58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3T12:03:57" table:style-name="ce8">
            <text:p>2022/10/23</text:p>
          </table:table-cell>
          <table:table-cell office:value-type="string" office:string-value="收入" table:formula="of:=IF(['2022'.$D583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4T11:42:35" table:style-name="ce8">
            <text:p>2022/10/24</text:p>
          </table:table-cell>
          <table:table-cell office:value-type="string" office:string-value="收入" table:formula="of:=IF(['2022'.$D58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4T11:46:32" table:style-name="ce8">
            <text:p>2022/10/24</text:p>
          </table:table-cell>
          <table:table-cell office:value-type="string" office:string-value="收入" table:formula="of:=IF(['2022'.$D58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6T18:45:07" table:style-name="ce8">
            <text:p>2022/10/26</text:p>
          </table:table-cell>
          <table:table-cell office:value-type="string" office:string-value="收入" table:formula="of:=IF(['2022'.$D58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7T15:08:33" table:style-name="ce8">
            <text:p>2022/10/27</text:p>
          </table:table-cell>
          <table:table-cell office:value-type="string" office:string-value="收入" table:formula="of:=IF(['2022'.$D58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7T23:22:31" table:style-name="ce8">
            <text:p>2022/10/27</text:p>
          </table:table-cell>
          <table:table-cell office:value-type="string" office:string-value="收入" table:formula="of:=IF(['2022'.$D58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7T23:22:59" table:style-name="ce8">
            <text:p>2022/10/27</text:p>
          </table:table-cell>
          <table:table-cell office:value-type="string" office:string-value="收入" table:formula="of:=IF(['2022'.$D58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7T23:40:04" table:style-name="ce8">
            <text:p>2022/10/27</text:p>
          </table:table-cell>
          <table:table-cell office:value-type="string" office:string-value="收入" table:formula="of:=IF(['2022'.$D59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8T00:47:58" table:style-name="ce8">
            <text:p>2022/10/28</text:p>
          </table:table-cell>
          <table:table-cell office:value-type="string" office:string-value="收入" table:formula="of:=IF(['2022'.$D59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8T17:42:31" table:style-name="ce8">
            <text:p>2022/10/28</text:p>
          </table:table-cell>
          <table:table-cell office:value-type="string" office:string-value="收入" table:formula="of:=IF(['2022'.$D59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date" office:date-value="2022-10-29T00:00:00" table:style-name="ce8">
            <text:p>2022/10/29</text:p>
          </table:table-cell>
          <table:table-cell office:value-type="string" office:string-value="支出" table:formula="of:=IF(['2022'.$D593]&gt;0;&quot;收入&quot;;&quot;支出&quot;)" table:style-name="ce7">
            <text:p>支出</text:p>
          </table:table-cell>
          <table:table-cell office:value-type="string" table:style-name="ce4">
            <text:p>服务器费用</text:p>
          </table:table-cell>
          <table:table-cell office:value-type="currency" office:value="-72.819999999999993" table:style-name="ce13">
            <text:p>¥-72.82</text:p>
          </table:table-cell>
          <table:table-cell office:value-type="string" table:style-name="ce9">
            <text:p>服务器预存款10.00美元，计划用于2022年10月~2022年11月。本应10月1日交，之前充值余额垫付。</text:p>
          </table:table-cell>
          <table:table-cell table:number-columns-repeated="16379"/>
        </table:table-row>
        <table:table-row table:style-name="ro1">
          <table:table-cell office:value-type="date" office:date-value="2022-10-29T08:00:48" table:style-name="ce8">
            <text:p>2022/10/29</text:p>
          </table:table-cell>
          <table:table-cell office:value-type="string" office:string-value="收入" table:formula="of:=IF(['2022'.$D59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9T08:59:25" table:style-name="ce8">
            <text:p>2022/10/29</text:p>
          </table:table-cell>
          <table:table-cell office:value-type="string" office:string-value="收入" table:formula="of:=IF(['2022'.$D59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9T13:41:10" table:style-name="ce8">
            <text:p>2022/10/29</text:p>
          </table:table-cell>
          <table:table-cell office:value-type="string" office:string-value="收入" table:formula="of:=IF(['2022'.$D59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29T16:07:48" table:style-name="ce8">
            <text:p>2022/10/29</text:p>
          </table:table-cell>
          <table:table-cell office:value-type="string" office:string-value="收入" table:formula="of:=IF(['2022'.$D59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30T12:04:52" table:style-name="ce8">
            <text:p>2022/10/30</text:p>
          </table:table-cell>
          <table:table-cell office:value-type="string" office:string-value="收入" table:formula="of:=IF(['2022'.$D59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0-30T23:27:57" table:style-name="ce8">
            <text:p>2022/10/30</text:p>
          </table:table-cell>
          <table:table-cell office:value-type="string" office:string-value="收入" table:formula="of:=IF(['2022'.$D59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05T10:04:51" table:style-name="ce6">
            <text:p>2022/11/5</text:p>
          </table:table-cell>
          <table:table-cell office:value-type="string" office:string-value="收入" table:formula="of:=IF(['2022'.$D600]&gt;0;&quot;收入&quot;;&quot;支出&quot;)" table:style-name="ce5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1-05T12:09:07" table:style-name="ce8">
            <text:p>2022/11/5</text:p>
          </table:table-cell>
          <table:table-cell office:value-type="string" office:string-value="收入" table:formula="of:=IF(['2022'.$D60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05T17:53:07" table:style-name="ce8">
            <text:p>2022/11/5</text:p>
          </table:table-cell>
          <table:table-cell office:value-type="string" office:string-value="收入" table:formula="of:=IF(['2022'.$D60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05T19:24:15" table:style-name="ce6">
            <text:p>2022/11/5</text:p>
          </table:table-cell>
          <table:table-cell office:value-type="string" office:string-value="收入" table:formula="of:=IF(['2022'.$D603]&gt;0;&quot;收入&quot;;&quot;支出&quot;)" table:style-name="ce5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1-07T12:34:31" table:style-name="ce8">
            <text:p>2022/11/7</text:p>
          </table:table-cell>
          <table:table-cell office:value-type="string" office:string-value="收入" table:formula="of:=IF(['2022'.$D60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07T12:44:14" table:style-name="ce8">
            <text:p>2022/11/7</text:p>
          </table:table-cell>
          <table:table-cell office:value-type="string" office:string-value="收入" table:formula="of:=IF(['2022'.$D60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07T20:19:16" table:style-name="ce6">
            <text:p>2022/11/7</text:p>
          </table:table-cell>
          <table:table-cell office:value-type="string" office:string-value="收入" table:formula="of:=IF(['2022'.$D606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1-11T14:26:33" table:style-name="ce6">
            <text:p>2022/11/11</text:p>
          </table:table-cell>
          <table:table-cell office:value-type="string" office:string-value="收入" table:formula="of:=IF(['2022'.$D607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0" table:style-name="ce13">
            <text:p>¥50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1-13T09:54:41" table:style-name="ce8">
            <text:p>2022/11/13</text:p>
          </table:table-cell>
          <table:table-cell office:value-type="string" office:string-value="收入" table:formula="of:=IF(['2022'.$D60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13T16:01:57" table:style-name="ce8">
            <text:p>2022/11/13</text:p>
          </table:table-cell>
          <table:table-cell office:value-type="string" office:string-value="收入" table:formula="of:=IF(['2022'.$D60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13T20:31:23" table:style-name="ce8">
            <text:p>2022/11/13</text:p>
          </table:table-cell>
          <table:table-cell office:value-type="string" office:string-value="收入" table:formula="of:=IF(['2022'.$D61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15T09:11:25" table:style-name="ce8">
            <text:p>2022/11/15</text:p>
          </table:table-cell>
          <table:table-cell office:value-type="string" office:string-value="收入" table:formula="of:=IF(['2022'.$D61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15T10:19:43" table:style-name="ce8">
            <text:p>2022/11/15</text:p>
          </table:table-cell>
          <table:table-cell office:value-type="string" office:string-value="收入" table:formula="of:=IF(['2022'.$D61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17T09:34:58" table:style-name="ce8">
            <text:p>2022/11/17</text:p>
          </table:table-cell>
          <table:table-cell office:value-type="string" office:string-value="收入" table:formula="of:=IF(['2022'.$D61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18T02:04:41" table:style-name="ce8">
            <text:p>2022/11/18</text:p>
          </table:table-cell>
          <table:table-cell office:value-type="string" office:string-value="收入" table:formula="of:=IF(['2022'.$D61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19T09:29:57" table:style-name="ce8">
            <text:p>2022/11/19</text:p>
          </table:table-cell>
          <table:table-cell office:value-type="string" office:string-value="收入" table:formula="of:=IF(['2022'.$D61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20T09:15:45" table:style-name="ce8">
            <text:p>2022/11/20</text:p>
          </table:table-cell>
          <table:table-cell office:value-type="string" office:string-value="收入" table:formula="of:=IF(['2022'.$D61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24T19:55:15" table:style-name="ce8">
            <text:p>2022/11/24</text:p>
          </table:table-cell>
          <table:table-cell office:value-type="string" office:string-value="收入" table:formula="of:=IF(['2022'.$D617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26T10:47:18" table:style-name="ce8">
            <text:p>2022/11/26</text:p>
          </table:table-cell>
          <table:table-cell office:value-type="string" office:string-value="收入" table:formula="of:=IF(['2022'.$D618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28T00:00:00" table:style-name="ce8">
            <text:p>2022/11/28</text:p>
          </table:table-cell>
          <table:table-cell office:value-type="string" office:string-value="支出" table:formula="of:=IF(['2022'.$D619]&gt;0;&quot;收入&quot;;&quot;支出&quot;)" table:style-name="ce7">
            <text:p>支出</text:p>
          </table:table-cell>
          <table:table-cell office:value-type="string" table:style-name="ce4">
            <text:p>域名费用</text:p>
          </table:table-cell>
          <table:table-cell office:value-type="currency" office:value="-85.53" table:style-name="ce13">
            <text:p>¥-85.53</text:p>
          </table:table-cell>
          <table:table-cell office:value-type="string" table:style-name="ce4">
            <text:p>域名续费，自 2023/1/23 至 2024/1/23 。</text:p>
          </table:table-cell>
          <table:table-cell table:number-columns-repeated="16379"/>
        </table:table-row>
        <table:table-row table:style-name="ro1">
          <table:table-cell office:value-type="date" office:date-value="2022-11-28T15:26:18" table:style-name="ce8">
            <text:p>2022/11/28</text:p>
          </table:table-cell>
          <table:table-cell office:value-type="string" office:string-value="收入" table:formula="of:=IF(['2022'.$D620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28T18:31:27" table:style-name="ce8">
            <text:p>2022/11/28</text:p>
          </table:table-cell>
          <table:table-cell office:value-type="string" office:string-value="收入" table:formula="of:=IF(['2022'.$D62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1-30T19:16:28" table:style-name="ce8">
            <text:p>2022/11/30</text:p>
          </table:table-cell>
          <table:table-cell office:value-type="string" office:string-value="收入" table:formula="of:=IF(['2022'.$D62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2T00:43:15" table:style-name="ce8">
            <text:p>2022/12/2</text:p>
          </table:table-cell>
          <table:table-cell office:value-type="string" office:string-value="收入" table:formula="of:=IF(['2022'.$D62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2T00:50:35" table:style-name="ce8">
            <text:p>2022/12/2</text:p>
          </table:table-cell>
          <table:table-cell office:value-type="string" office:string-value="收入" table:formula="of:=IF(['2022'.$D624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3T23:22:09" table:style-name="ce8">
            <text:p>2022/12/3</text:p>
          </table:table-cell>
          <table:table-cell office:value-type="string" office:string-value="收入" table:formula="of:=IF(['2022'.$D625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5T19:33:07" table:style-name="ce8">
            <text:p>2022/12/5</text:p>
          </table:table-cell>
          <table:table-cell office:value-type="string" office:string-value="收入" table:formula="of:=IF(['2022'.$D626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5T21:39:26" table:style-name="ce6">
            <text:p>2022/12/5</text:p>
          </table:table-cell>
          <table:table-cell office:value-type="string" office:string-value="收入" table:formula="of:=IF(['2022'.$D627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2-05T23:47:44" table:style-name="ce8">
            <text:p>2022/12/5</text:p>
          </table:table-cell>
          <table:table-cell office:value-type="string" office:string-value="收入" table:formula="of:=IF(['2022'.$D628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6T12:12:56" table:style-name="ce8">
            <text:p>2022/12/6</text:p>
          </table:table-cell>
          <table:table-cell office:value-type="string" office:string-value="收入" table:formula="of:=IF(['2022'.$D629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7T17:42:12" table:style-name="ce8">
            <text:p>2022/12/7</text:p>
          </table:table-cell>
          <table:table-cell office:value-type="string" office:string-value="收入" table:formula="of:=IF(['2022'.$D63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7T19:46:38" table:style-name="ce8">
            <text:p>2022/12/7</text:p>
          </table:table-cell>
          <table:table-cell office:value-type="string" office:string-value="收入" table:formula="of:=IF(['2022'.$D631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0" table:style-name="ce13">
            <text:p>¥10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9T18:36:51" table:style-name="ce8">
            <text:p>2022/12/9</text:p>
          </table:table-cell>
          <table:table-cell office:value-type="string" office:string-value="收入" table:formula="of:=IF(['2022'.$D632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09T20:20:13" table:style-name="ce8">
            <text:p>2022/12/9</text:p>
          </table:table-cell>
          <table:table-cell office:value-type="string" office:string-value="收入" table:formula="of:=IF(['2022'.$D63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0T17:52:46" table:style-name="ce8">
            <text:p>2022/12/10</text:p>
          </table:table-cell>
          <table:table-cell office:value-type="string" office:string-value="收入" table:formula="of:=IF(['2022'.$D63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1T21:50:30" table:style-name="ce8">
            <text:p>2022/12/11</text:p>
          </table:table-cell>
          <table:table-cell office:value-type="string" office:string-value="收入" table:formula="of:=IF(['2022'.$D63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2T05:51:57" table:style-name="ce8">
            <text:p>2022/12/12</text:p>
          </table:table-cell>
          <table:table-cell office:value-type="string" office:string-value="收入" table:formula="of:=IF(['2022'.$D63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3T19:00:13" table:style-name="ce8">
            <text:p>2022/12/13</text:p>
          </table:table-cell>
          <table:table-cell office:value-type="string" office:string-value="收入" table:formula="of:=IF(['2022'.$D63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3T22:17:13" table:style-name="ce8">
            <text:p>2022/12/13</text:p>
          </table:table-cell>
          <table:table-cell office:value-type="string" office:string-value="收入" table:formula="of:=IF(['2022'.$D638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4T15:53:28" table:style-name="ce8">
            <text:p>2022/12/14</text:p>
          </table:table-cell>
          <table:table-cell office:value-type="string" office:string-value="收入" table:formula="of:=IF(['2022'.$D63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4T18:39:53" table:style-name="ce8">
            <text:p>2022/12/14</text:p>
          </table:table-cell>
          <table:table-cell office:value-type="string" office:string-value="收入" table:formula="of:=IF(['2022'.$D640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5T18:47:03" table:style-name="ce8">
            <text:p>2022/12/15</text:p>
          </table:table-cell>
          <table:table-cell office:value-type="string" office:string-value="收入" table:formula="of:=IF(['2022'.$D641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6T11:45:55" table:style-name="ce8">
            <text:p>2022/12/16</text:p>
          </table:table-cell>
          <table:table-cell office:value-type="string" office:string-value="收入" table:formula="of:=IF(['2022'.$D642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2" table:style-name="ce13">
            <text:p>¥0.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6T19:52:52" table:style-name="ce8">
            <text:p>2022/12/16</text:p>
          </table:table-cell>
          <table:table-cell office:value-type="string" office:string-value="收入" table:formula="of:=IF(['2022'.$D643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7T07:44:11" table:style-name="ce8">
            <text:p>2022/12/17</text:p>
          </table:table-cell>
          <table:table-cell office:value-type="string" office:string-value="收入" table:formula="of:=IF(['2022'.$D644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8T18:54:34" table:style-name="ce8">
            <text:p>2022/12/18</text:p>
          </table:table-cell>
          <table:table-cell office:value-type="string" office:string-value="收入" table:formula="of:=IF(['2022'.$D645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19T09:19:47" table:style-name="ce8">
            <text:p>2022/12/19</text:p>
          </table:table-cell>
          <table:table-cell office:value-type="string" office:string-value="收入" table:formula="of:=IF(['2022'.$D646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20T09:18:16" table:style-name="ce8">
            <text:p>2022/12/20</text:p>
          </table:table-cell>
          <table:table-cell office:value-type="string" office:string-value="收入" table:formula="of:=IF(['2022'.$D647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20T16:30:37" table:style-name="ce8">
            <text:p>2022/12/20</text:p>
          </table:table-cell>
          <table:table-cell office:value-type="string" office:string-value="收入" table:formula="of:=IF(['2022'.$D648]&gt;0;&quot;收入&quot;;&quot;支出&quot;)" table:style-name="ce7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23T17:48:42" table:style-name="ce8">
            <text:p>2022/12/23</text:p>
          </table:table-cell>
          <table:table-cell office:value-type="string" office:string-value="收入" table:formula="of:=IF(['2022'.$D649]&gt;0;&quot;收入&quot;;&quot;支出&quot;)" table:style-name="ce7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5" table:style-name="ce13">
            <text:p>¥5.0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date" office:date-value="2022-12-25T22:18:37" table:style-name="ce6">
            <text:p>2022/12/25</text:p>
          </table:table-cell>
          <table:table-cell office:value-type="string" office:string-value="收入" table:formula="of:=IF(['2022'.$D650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" table:style-name="ce13">
            <text:p>¥1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2-28T09:06:03" table:style-name="ce6">
            <text:p>2022/12/28</text:p>
          </table:table-cell>
          <table:table-cell office:value-type="string" office:string-value="收入" table:formula="of:=IF(['2022'.$D651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20" table:style-name="ce13">
            <text:p>¥20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2-28T11:24:05" table:style-name="ce6">
            <text:p>2022/12/28</text:p>
          </table:table-cell>
          <table:table-cell office:value-type="string" office:string-value="收入" table:formula="of:=IF(['2022'.$D652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5" table:style-name="ce13">
            <text:p>¥15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2-28T13:15:13" table:style-name="ce6">
            <text:p>2022/12/28</text:p>
          </table:table-cell>
          <table:table-cell office:value-type="string" office:string-value="收入" table:formula="of:=IF(['2022'.$D653]&gt;0;&quot;收入&quot;;&quot;支出&quot;)" table:style-name="ce5">
            <text:p>收入</text:p>
          </table:table-cell>
          <table:table-cell office:value-type="string" table:style-name="ce4">
            <text:p>微信赞赏码捐助</text:p>
          </table:table-cell>
          <table:table-cell office:value-type="currency" office:value="10" table:style-name="ce13">
            <text:p>¥10.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2-28T20:11:43" table:style-name="ce6">
            <text:p>2022/12/28</text:p>
          </table:table-cell>
          <table:table-cell office:value-type="string" office:string-value="收入" table:formula="of:=IF(['2022'.$D654]&gt;0;&quot;收入&quot;;&quot;支出&quot;)" table:style-name="ce5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3" table:style-name="ce13">
            <text:p>¥0.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date" office:date-value="2022-12-31T19:17:46" table:style-name="ce6">
            <text:p>2022/12/31</text:p>
          </table:table-cell>
          <table:table-cell office:value-type="string" office:string-value="收入" table:formula="of:=IF(['2022'.$D655]&gt;0;&quot;收入&quot;;&quot;支出&quot;)" table:style-name="ce5">
            <text:p>收入</text:p>
          </table:table-cell>
          <table:table-cell office:value-type="string" table:style-name="ce4">
            <text:p>支付宝赚钱红包</text:p>
          </table:table-cell>
          <table:table-cell office:value-type="currency" office:value="0.04" table:style-name="ce13">
            <text:p>¥0.0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7">
            <text:p>年总收入</text:p>
          </table:table-cell>
          <table:covered-table-cell table:number-columns-repeated="2"/>
          <table:table-cell office:value-type="currency" office:value="2838.8600000000033" table:formula="of:=SUMIF([.D2:.D655];&quot;&gt;0&quot;)" table:style-name="ce13">
            <text:p>¥2,838.8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17">
            <text:p>年总支出</text:p>
          </table:table-cell>
          <table:covered-table-cell table:number-columns-repeated="2"/>
          <table:table-cell office:value-type="currency" office:value="-293.74" table:formula="of:=SUMIF([.D2:.D656];&quot;&lt;0&quot;)" table:style-name="ce13">
            <text:p>¥-293.7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17">
            <text:p>年度合计</text:p>
          </table:table-cell>
          <table:covered-table-cell table:number-columns-repeated="2"/>
          <table:table-cell office:value-type="currency" office:value="2545.1200000000035" table:formula="of:=[.D656]+[.D657]" table:style-name="ce13">
            <text:p>¥2,545.1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17">
            <text:p>去年结余</text:p>
          </table:table-cell>
          <table:covered-table-cell table:number-columns-repeated="2"/>
          <table:table-cell office:value-type="currency" office:value="67.38" table:style-name="ce13">
            <text:p>¥67.3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18">
            <text:p>累计</text:p>
          </table:table-cell>
          <table:covered-table-cell table:number-columns-repeated="2"/>
          <table:table-cell office:value-type="currency" office:value="2612.5000000000036" table:formula="of:=[.D658]+[.D659]" table:style-name="ce14">
            <text:p>¥2,612.50</text:p>
          </table:table-cell>
          <table:table-cell table:number-columns-repeated="16380"/>
        </table:table-row>
        <table:table-row table:style-name="ro1">
          <table:table-cell table:style-name="ce12">
            <draw:frame draw:z-index="1" draw:id="id0" draw:style-name="a28" draw:name="文本框 1" svg:x="0.04167in" svg:y="0.07292in" svg:width="8.77083in" svg:height="1.1458in">
              <draw:text-box>
                <text:p text:style-name="a2" text:class-names="" text:cond-style-name=""><text:span text:style-name="a0" text:class-names="">备注：</text:span><text:span text:style-name="a1" text:class-names=""/></text:p>
                <text:p text:style-name="a7" text:class-names="" text:cond-style-name=""><text:span text:style-name="a3" text:class-names="">1.</text:span><text:span text:style-name="a4" text:class-names=""><text:s text:c="1"/></text:span><text:span text:style-name="a5" text:class-names="">由于使用人民币支付，在外汇结算时，不同时间的汇率会有所不同。汇率和手续费以支付平台为准。</text:span><text:span text:style-name="a6" text:class-names=""/></text:p>
                <text:p text:style-name="a17" text:class-names="" text:cond-style-name=""><text:span text:style-name="a8" text:class-names="">2. 6<text:s text:c="1"/></text:span><text:span text:style-name="a9" text:class-names="">月前（不含<text:s text:c="1"/></text:span><text:span text:style-name="a10" text:class-names="">6<text:s text:c="1"/></text:span><text:span text:style-name="a11" text:class-names="">月）使用<text:s text:c="1"/></text:span><text:span text:style-name="a12" text:class-names="">GitHub Pages<text:s text:c="1"/></text:span><text:span text:style-name="a13" text:class-names="">与<text:s text:c="1"/></text:span><text:span text:style-name="a14" text:class-names="">Vercel<text:s text:c="1"/></text:span><text:span text:style-name="a15" text:class-names="">的免费服务器，没有产生服务器费用。</text:span><text:span text:style-name="a16" text:class-names=""/></text:p>
                <text:p text:style-name="a23" text:class-names="" text:cond-style-name=""><text:span text:style-name="a18" text:class-names="">3.<text:s text:c="1"/></text:span><text:span text:style-name="a19" text:class-names="">由于流量激增和网络环境问题，自<text:s text:c="1"/></text:span><text:span text:style-name="a20" text:class-names="">6<text:s text:c="1"/></text:span><text:span text:style-name="a21" text:class-names="">月起开始使用付费服务器。</text:span><text:span text:style-name="a22" text:class-names=""/></text:p>
                <text:p text:style-name="a27" text:class-names="" text:cond-style-name=""><text:span text:style-name="a24" text:class-names="">4.<text:s text:c="1"/></text:span><text:span text:style-name="a25" text:class-names="">之前站长在服务器商处有预存款。因此，部分月份延迟缴纳了费用。</text:span><text:span text:style-name="a26" text:class-names=""/></text:p>
              </draw:text-box>
              <svg:title/>
              <svg:desc/>
            </draw:frame>
          </table:table-cell>
          <table:table-cell table:style-name="ce12"/>
          <table:table-cell table:style-name="ce10"/>
          <table:table-cell table:style-name="ce2"/>
          <table:table-cell table:number-columns-repeated="16380"/>
        </table:table-row>
        <table:table-row table:number-rows-repeated="1047915" table:style-name="ro1">
          <table:table-cell table:number-columns-repeated="16384"/>
        </table:table-row>
      </table:table>
      <table:database-ranges>
        <table:database-range table:target-range-address="2022.A1:2022.E655" table:name="表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Source Code Pro" svg:font-family="&quot;Source Code Pro&quot;"/>
  </office:font-face-decls>
  <office:styles>
    <number:number-style style:name="N0">
      <number:number number:min-integer-digits="1"/>
    </number:number-style>
    <number:currency-style style:name="N11P0">
      <number:currency-symbol>¥</number:currency-symbol>
      <number:number number:decimal-places="2" number:min-integer-digits="1" number:grouping="true"/>
    </number:currency-style>
    <number:currency-style style:name="N11">
      <number:currency-symbol>¥</number:currency-symbol>
      <number:text>-</number:text>
      <number:number number:decimal-places="2" number:min-integer-digits="1" number:grouping="true"/>
      <style:map style:condition="value()&gt;=0" style:apply-style-name="N11P0"/>
    </number:currency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/>
    <dc:creator/>
    <meta:creation-date>2023-01-01T14:48:59Z</meta:creation-date>
    <dc:date>2023-01-01T14:49:17Z</dc:date>
  </office:meta>
</office:document-meta>
</file>